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33cm" table:align="center"/>
    </style:style>
    <style:style style:name="Таблица2.A" style:family="table-column">
      <style:table-column-properties style:column-width="2.245cm"/>
    </style:style>
    <style:style style:name="Таблица2.B" style:family="table-column">
      <style:table-column-properties style:column-width="4.262cm"/>
    </style:style>
    <style:style style:name="Таблица2.C" style:family="table-column">
      <style:table-column-properties style:column-width="2.743cm"/>
    </style:style>
    <style:style style:name="Таблица2.D" style:family="table-column">
      <style:table-column-properties style:column-width="3.747cm"/>
    </style:style>
    <style:style style:name="Таблица2.E" style:family="table-column">
      <style:table-column-properties style:column-width="3.937cm"/>
    </style:style>
    <style:style style:name="Таблица2.1" style:family="table-row">
      <style:table-row-properties style:min-row-height="0.506cm" fo:keep-together="always" style:use-optimal-row-height="false"/>
    </style:style>
    <style:style style:name="Таблица2.A1" style:family="table-cell">
      <style:table-cell-properties fo:padding-left="0.199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504cm" fo:keep-together="always" style:use-optimal-row-height="false"/>
    </style:style>
    <style:style style:name="Таблица2.3" style:family="table-row">
      <style:table-row-properties style:min-row-height="1.453cm" fo:keep-together="always" style:use-optimal-row-height="false"/>
    </style:style>
    <style:style style:name="Таблица2.6" style:family="table-row">
      <style:table-row-properties style:min-row-height="1.055cm" fo:keep-together="always" style:use-optimal-row-height="false"/>
    </style:style>
    <style:style style:name="Таблица2.7" style:family="table-row">
      <style:table-row-properties style:min-row-height="0.61cm" fo:keep-together="always" style:use-optimal-row-height="false"/>
    </style:style>
    <style:style style:name="Таблица2.8" style:family="table-row">
      <style:table-row-properties style:min-row-height="1.012cm" fo:keep-together="always" style:use-optimal-row-height="false"/>
    </style:style>
    <style:style style:name="Таблица3" style:family="table">
      <style:table-properties style:width="16.933cm" table:align="center"/>
    </style:style>
    <style:style style:name="Таблица3.A" style:family="table-column">
      <style:table-column-properties style:column-width="2.245cm"/>
    </style:style>
    <style:style style:name="Таблица3.B" style:family="table-column">
      <style:table-column-properties style:column-width="4.262cm"/>
    </style:style>
    <style:style style:name="Таблица3.C" style:family="table-column">
      <style:table-column-properties style:column-width="2.743cm"/>
    </style:style>
    <style:style style:name="Таблица3.D" style:family="table-column">
      <style:table-column-properties style:column-width="3.747cm"/>
    </style:style>
    <style:style style:name="Таблица3.E" style:family="table-column">
      <style:table-column-properties style:column-width="3.937cm"/>
    </style:style>
    <style:style style:name="Таблица3.1" style:family="table-row">
      <style:table-row-properties style:min-row-height="0.506cm" fo:keep-together="always" style:use-optimal-row-height="false"/>
    </style:style>
    <style:style style:name="Таблица3.A1" style:family="table-cell">
      <style:table-cell-properties fo:padding-left="0.199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504cm" fo:keep-together="always" style:use-optimal-row-height="false"/>
    </style:style>
    <style:style style:name="Таблица3.3" style:family="table-row">
      <style:table-row-properties style:min-row-height="1.453cm" fo:keep-together="always" style:use-optimal-row-height="false"/>
    </style:style>
    <style:style style:name="Таблица3.8" style:family="table-row">
      <style:table-row-properties style:min-row-height="1.076cm" fo:keep-together="always" style:use-optimal-row-height="false"/>
    </style:style>
    <style:style style:name="Таблица3.10" style:family="table-row">
      <style:table-row-properties style:min-row-height="1.034cm" fo:keep-together="always" style:use-optimal-row-height="false"/>
    </style:style>
    <style:style style:name="Таблица3.11" style:family="table-row">
      <style:table-row-properties style:min-row-height="0.758cm" fo:keep-together="always" style:use-optimal-row-height="false"/>
    </style:style>
    <style:style style:name="Таблица3.16" style:family="table-row">
      <style:table-row-properties style:min-row-height="0.61cm" fo:keep-together="always" style:use-optimal-row-height="false"/>
    </style:style>
    <style:style style:name="P1" style:family="paragraph" style:parent-style-name="Footer">
      <style:paragraph-properties fo:text-align="center" style:justify-single-word="false"/>
      <style:text-properties officeooo:rsid="001ccd58" officeooo:paragraph-rsid="001ccd58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15%"/>
      <style:text-properties fo:font-size="14pt" style:font-size-asian="14pt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line-height="115%" fo:text-align="center" style:justify-single-word="false"/>
      <style:text-properties fo:font-size="14pt" fo:language="en" fo:country="US" style:font-size-asian="14pt"/>
    </style:style>
    <style:style style:name="P13" style:family="paragraph" style:parent-style-name="Standard">
      <style:paragraph-properties fo:line-height="115%"/>
    </style:style>
    <style:style style:name="P14" style:family="paragraph" style:parent-style-name="Standard">
      <style:paragraph-properties fo:line-height="115%" fo:text-align="center" style:justify-single-word="false"/>
    </style:style>
    <style:style style:name="P15" style:family="paragraph" style:parent-style-name="Standard">
      <style:paragraph-properties fo:line-height="115%" fo:text-align="center" style:justify-single-word="false"/>
      <style:text-properties officeooo:paragraph-rsid="00198773"/>
    </style:style>
    <style:style style:name="P16" style:family="paragraph" style:parent-style-name="Standard">
      <style:paragraph-properties fo:line-height="115%" fo:text-align="justify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21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22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23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24" style:family="paragraph" style:parent-style-name="Обычный_20__28_Интернет_29_">
      <style:paragraph-properties fo:line-height="150%" fo:text-align="center" style:justify-single-word="false"/>
    </style:style>
    <style:style style:name="P25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</style:style>
    <style:style style:name="P26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officeooo:paragraph-rsid="00198773"/>
    </style:style>
    <style:style style:name="P27" style:family="paragraph" style:parent-style-name="Обычный_20__28_Интернет_29_">
      <style:paragraph-properties fo:margin-top="0cm" fo:margin-bottom="0cm" loext:contextual-spacing="false" fo:line-height="115%" fo:text-align="center" style:justify-single-word="false"/>
    </style:style>
    <style:style style:name="P28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fo:font-size="14pt" style:font-size-asian="14pt" style:font-size-complex="14pt"/>
    </style:style>
    <style:style style:name="P29" style:family="paragraph" style:parent-style-name="Обычный_20__28_Интернет_29_">
      <style:paragraph-properties fo:margin-top="0cm" fo:margin-bottom="0cm" loext:contextual-spacing="false" fo:line-height="115%" fo:text-align="center" style:justify-single-word="false"/>
      <style:text-properties fo:font-size="14pt" style:font-size-asian="14pt" style:font-size-complex="14pt"/>
    </style:style>
    <style:style style:name="P30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fo:font-size="14pt" style:font-size-asian="14pt"/>
    </style:style>
    <style:style style:name="P31" style:family="paragraph" style:parent-style-name="Text">
      <style:paragraph-properties fo:margin-top="0cm" fo:margin-bottom="0cm" loext:contextual-spacing="false" fo:text-align="justify" style:justify-single-word="false"/>
    </style:style>
    <style:style style:name="P32" style:family="paragraph" style:parent-style-name="Text">
      <style:paragraph-properties fo:margin-top="0cm" fo:margin-bottom="0cm" loext:contextual-spacing="false" fo:text-align="center" style:justify-single-word="false"/>
    </style:style>
    <style:style style:name="P33" style:family="paragraph" style:parent-style-name="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34" style:family="paragraph" style:parent-style-name="Text">
      <style:paragraph-properties fo:margin-top="0.212cm" fo:margin-bottom="0cm" loext:contextual-spacing="false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35" style:family="paragraph" style:parent-style-name="Standard">
      <style:paragraph-properties fo:margin-left="0cm" fo:margin-right="0cm" fo:line-height="115%" fo:text-indent="0.741cm" style:auto-text-indent="false"/>
    </style:style>
    <style:style style:name="P36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37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1pt" style:font-size-asian="11pt" style:font-name-complex="Courier New" style:font-size-complex="11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39" style:family="paragraph" style:parent-style-name="Standard">
      <style:paragraph-properties fo:margin-top="0cm" fo:margin-bottom="0.282cm" loext:contextual-spacing="false" fo:line-height="106%"/>
      <style:text-properties fo:font-size="14pt" style:font-size-asian="14pt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1.3cm" style:auto-text-indent="false"/>
      <style:text-properties style:font-name="Courier New" fo:language="en" fo:country="US" style:font-name-complex="Courier New" style:font-style-complex="italic" style:font-weight-complex="bold"/>
    </style:style>
    <style:style style:name="P41" style:family="paragraph" style:parent-style-name="Standard">
      <style:paragraph-properties fo:margin-left="0cm" fo:margin-right="0cm" fo:line-height="115%" fo:text-align="justify" style:justify-single-word="false" fo:text-indent="1.3cm" style:auto-text-indent="false" fo:break-before="page"/>
      <style:text-properties style:font-name="Courier New" fo:language="en" fo:country="US" style:font-name-complex="Courier New" style:font-style-complex="italic" style:font-weight-complex="bold"/>
    </style:style>
    <style:style style:name="P42" style:family="paragraph" style:parent-style-name="Standard">
      <style:paragraph-properties fo:margin-left="1.251cm" fo:margin-right="0cm" fo:line-height="115%" fo:text-align="justify" style:justify-single-word="false" fo:text-indent="0cm" style:auto-text-indent="false">
        <style:tab-stops/>
      </style:paragraph-properties>
      <style:text-properties officeooo:paragraph-rsid="001cf27b"/>
    </style:style>
    <style:style style:name="P43" style:family="paragraph" style:parent-style-name="Standard">
      <style:paragraph-properties fo:margin-left="1.251cm" fo:margin-right="0cm" fo:line-height="115%" fo:text-align="justify" style:justify-single-word="false" fo:text-indent="0cm" style:auto-text-indent="false" fo:break-before="page">
        <style:tab-stops/>
      </style:paragraph-properties>
      <style:text-properties officeooo:paragraph-rsid="001cf27b"/>
    </style:style>
    <style:style style:name="P44" style:family="paragraph" style:parent-style-name="Абзац_20_списка">
      <style:paragraph-properties fo:line-height="115%" fo:text-align="justify" style:justify-single-word="false"/>
      <style:text-properties style:font-name="Courier New" fo:language="en" fo:country="US" style:font-name-complex="Courier New"/>
    </style:style>
    <style:style style:name="P45" style:family="paragraph" style:parent-style-name="Абзац_20_списка">
      <style:paragraph-properties fo:line-height="115%" fo:text-align="justify" style:justify-single-word="false"/>
    </style:style>
    <style:style style:name="P46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47" style:family="paragraph" style:parent-style-name="Standard" style:list-style-name="WWNum2">
      <style:paragraph-properties fo:line-height="115%"/>
    </style:style>
    <style:style style:name="P48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officeooo:paragraph-rsid="00218f6d"/>
    </style:style>
    <style:style style:name="P49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218f6d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18f6d"/>
    </style:style>
    <style:style style:name="P5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218f6d"/>
    </style:style>
    <style:style style:name="P52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/>
      </style:paragraph-properties>
      <style:text-properties officeooo:paragraph-rsid="001cf27b"/>
    </style:style>
    <style:style style:name="P53" style:family="paragraph" style:parent-style-name="Standard">
      <style:paragraph-properties fo:margin-left="0cm" fo:margin-right="0cm" fo:line-height="115%" fo:text-align="center" style:justify-single-word="false" fo:text-indent="0cm" style:auto-text-indent="false">
        <style:tab-stops/>
      </style:paragraph-properties>
    </style:style>
    <style:style style:name="P54" style:family="paragraph" style:parent-style-name="Standard">
      <style:paragraph-properties fo:margin-left="0cm" fo:margin-right="0cm" fo:line-height="115%" fo:text-align="center" style:justify-single-word="false" fo:text-indent="0cm" style:auto-text-indent="false">
        <style:tab-stops/>
      </style:paragraph-properties>
      <style:text-properties officeooo:paragraph-rsid="001cf27b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font-weight="bold" officeooo:rsid="001fef4e" style:font-size-asian="14pt" style:font-weight-asian="bold" style:font-weight-complex="bold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style:font-weight-complex="bold"/>
    </style:style>
    <style:style style:name="T10" style:family="text">
      <style:text-properties fo:font-size="14pt" officeooo:rsid="00198773" style:font-size-asian="14pt" style:font-size-complex="14pt"/>
    </style:style>
    <style:style style:name="T11" style:family="text">
      <style:text-properties fo:font-size="14pt" officeooo:rsid="00198773" style:font-size-asian="14pt"/>
    </style:style>
    <style:style style:name="T12" style:family="text">
      <style:text-properties fo:font-size="14pt" fo:language="en" fo:country="US" style:font-size-asian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5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16" style:family="text">
      <style:text-properties fo:font-size="14pt" fo:language="en" fo:country="US" fo:font-style="italic" fo:font-weight="bold" officeooo:rsid="001cf27b" style:font-size-asian="14pt" style:font-style-asian="italic" style:font-weight-asian="bold" style:font-style-complex="italic" style:font-weight-complex="bold"/>
    </style:style>
    <style:style style:name="T17" style:family="text">
      <style:text-properties fo:font-size="14pt" fo:font-style="italic" fo:font-weight="bold" style:font-size-asian="14pt" style:font-style-asian="italic" style:font-weight-asian="bold"/>
    </style:style>
    <style:style style:name="T18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19" style:family="text">
      <style:text-properties fo:color="#ff0000" fo:font-size="14pt" fo:font-weight="bold" style:font-size-asian="14pt" style:font-weight-asian="bold" style:font-size-complex="14pt"/>
    </style:style>
    <style:style style:name="T20" style:family="text">
      <style:text-properties fo:font-variant="normal" fo:text-transform="none"/>
    </style:style>
    <style:style style:name="T21" style:family="text">
      <style:text-properties fo:font-weight="bold" style:font-weight-asian="bold" style:font-size-complex="12pt"/>
    </style:style>
    <style:style style:name="T22" style:family="text">
      <style:text-properties style:font-name="Times New Roman" fo:font-size="12pt" style:font-size-asian="12pt" style:font-name-complex="Times New Roman" style:font-size-complex="12pt"/>
    </style:style>
    <style:style style:name="T23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4" style:family="text">
      <style:text-properties fo:color="#000000" fo:font-size="14pt" style:font-size-asian="14pt"/>
    </style:style>
    <style:style style:name="T25" style:family="text">
      <style:text-properties style:font-name="Courier New" fo:font-size="11pt" style:font-size-asian="11pt" style:font-name-complex="Courier New" style:font-size-complex="11pt"/>
    </style:style>
    <style:style style:name="T26" style:family="text">
      <style:text-properties style:font-name="Courier New" fo:font-size="11pt" officeooo:rsid="00198773" style:font-size-asian="11pt" style:font-name-complex="Courier New" style:font-size-complex="11pt"/>
    </style:style>
    <style:style style:name="T27" style:family="text">
      <style:text-properties style:font-name="Courier New" fo:font-size="11pt" fo:language="en" fo:country="US" style:font-size-asian="11pt" style:font-name-complex="Courier New" style:font-size-complex="11pt"/>
    </style:style>
    <style:style style:name="T28" style:family="text">
      <style:text-properties style:font-name="Courier New" fo:font-size="11pt" fo:language="en" fo:country="US" fo:font-style="italic" fo:font-weight="bold" style:font-size-asian="11pt" style:font-style-asian="italic" style:font-weight-asian="bold" style:font-name-complex="Courier New" style:font-size-complex="11pt"/>
    </style:style>
    <style:style style:name="T29" style:family="text">
      <style:text-properties style:font-name="Courier New" fo:language="en" fo:country="US" style:font-name-complex="Courier New"/>
    </style:style>
    <style:style style:name="T30" style:family="text">
      <style:text-properties style:font-name="Courier New" style:font-name-complex="Courier New"/>
    </style:style>
    <style:style style:name="T31" style:family="text">
      <style:text-properties style:font-name="Courier New" officeooo:rsid="00198773" style:font-name-complex="Courier New"/>
    </style:style>
    <style:style style:name="T32" style:family="text">
      <style:text-properties style:font-name="Courier New" fo:font-size="14pt" fo:language="en" fo:country="US" fo:font-style="italic" fo:font-weight="bold" style:font-size-asian="14pt" style:font-style-asian="italic" style:font-weight-asian="bold" style:font-name-complex="Courier New" style:font-style-complex="italic" style:font-weight-complex="bold"/>
    </style:style>
    <style:style style:name="T33" style:family="text">
      <style:text-properties style:font-name="Times New Roman1" fo:font-size="14pt" fo:language="en" fo:country="US" fo:font-style="italic" fo:font-weight="bold" style:font-size-asian="14pt" style:font-style-asian="italic" style:font-weight-asian="bold" style:font-name-complex="Courier New" style:font-size-complex="11pt"/>
    </style:style>
    <style:style style:name="T34" style:family="text">
      <style:text-properties style:font-name="Times New Roman1" fo:font-size="14pt" fo:language="en" fo:country="US" fo:font-style="italic" fo:font-weight="bold" officeooo:rsid="001ccd58" style:font-size-asian="14pt" style:font-style-asian="italic" style:font-weight-asian="bold" style:font-name-complex="Courier New" style:font-size-complex="11pt"/>
    </style:style>
    <style:style style:name="T35" style:family="text">
      <style:text-properties style:font-name="Times New Roman1" fo:font-size="14pt" fo:language="en" fo:country="US" fo:font-style="italic" fo:font-weight="bold" officeooo:rsid="00218f6d" style:font-size-asian="14pt" style:font-style-asian="italic" style:font-weight-asian="bold" style:font-name-complex="Courier New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Основной_20_шрифт_20_абзаца"><text:span text:style-name="T1">МИНОБРНАУКИ РОССИИ</text:span></text:span></text:p>
      <text:p text:style-name="P2"><text:span text:style-name="Основной_20_шрифт_20_абзаца"><text:span text:style-name="T1">Санкт-Петербургский государственный</text:span></text:span></text:p>
      <text:p text:style-name="P2"><text:span text:style-name="Основной_20_шрифт_20_абзаца"><text:span text:style-name="T1">электротехнический университет</text:span></text:span></text:p>
      <text:p text:style-name="P2"><text:span text:style-name="Основной_20_шрифт_20_абзаца"><text:span text:style-name="T1">«ЛЭТИ» им. В.И. Ульянова (Ленина)</text:span></text:span></text:p>
      <text:p text:style-name="P2"><text:span text:style-name="Основной_20_шрифт_20_абзаца"><text:span text:style-name="T4">Кафедра МО ЭВМ</text:span>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Название_20_книги"><text:span text:style-name="T2">отчет</text:span></text:span></text:p>
      <text:p text:style-name="P2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9"> </text:span></text:span><text:span text:style-name="Основной_20_шрифт_20_абзаца"><text:span text:style-name="T4">№1</text:span></text:span></text:p>
      <text:p text:style-name="P2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<text:span text:style-name="T20">Тема: </text:span></text:span><text:span text:style-name="Основной_20_шрифт_20_абзаца"><text:span text:style-name="T21">Трансляции, отладка и выполнение программ на языке Ассемблера.</text:span></text:span></text:h>
      <text:p text:style-name="P10"/>
      <text:p text:style-name="P6"/>
      <text:p text:style-name="P6"/>
      <text:p text:style-name="P6"/>
      <text:p text:style-name="P5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8">Студент гр. 9382</text:span>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5"><text:span text:style-name="Основной_20_шрифт_20_абзаца"><text:span text:style-name="T10">Герасев Г.А,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8">Преподаватель</text:span>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7"><text:span text:style-name="Основной_20_шрифт_20_абзаца"><text:span text:style-name="T8">Ефремов М</text:span></text:span><text:span text:style-name="Основной_20_шрифт_20_абзаца"><text:span text:style-name="T13">.</text:span></text:span><text:span text:style-name="Основной_20_шрифт_20_абзаца"><text:span text:style-name="T8">А</text:span></text:span><text:span text:style-name="Основной_20_шрифт_20_абзаца"><text:span text:style-name="T13">.</text:span></text:span></text:p>
          </table:table-cell>
        </table:table-row>
      </table:table>
      <text:p text:style-name="P7"/>
      <text:p text:style-name="P7"/>
      <text:p text:style-name="P2"><text:span text:style-name="Основной_20_шрифт_20_абзаца"><text:span text:style-name="T9">Санкт-Петербург</text:span></text:span></text:p>
      <text:p text:style-name="P2"><text:soft-page-break/><text:span text:style-name="Основной_20_шрифт_20_абзаца"><text:span text:style-name="T9">2020</text:span></text:span></text:p>
      <text:p text:style-name="P20"><text:span text:style-name="Основной_20_шрифт_20_абзаца"><text:span text:style-name="T3">Цель работы.</text:span></text:span></text:p>
      <text:p text:style-name="P22"><text:span text:style-name="Основной_20_шрифт_20_абзаца"><text:span text:style-name="T8">Изучить основные принципы трансляции, отладки и выполнения программ на языке Ассемблера.</text:span></text:span></text:p>
      <text:p text:style-name="P21"><text:span text:style-name="Основной_20_шрифт_20_абзаца"><text:span text:style-name="T4">Ход работы.</text:span></text:span></text:p>
      <text:p text:style-name="P24"><text:span text:style-name="Основной_20_шрифт_20_абзаца"><text:span text:style-name="T4">Часть 1.</text:span></text:span></text:p>
      <text:p text:style-name="P25"><text:span text:style-name="Основной_20_шрифт_20_абзаца"><text:span text:style-name="T8">1. Загрузил файлы </text:span></text:span><text:span text:style-name="Основной_20_шрифт_20_абзаца"><text:span text:style-name="T13">AFDPRO</text:span></text:span><text:span text:style-name="Основной_20_шрифт_20_абзаца"><text:span text:style-name="T8">.</text:span></text:span><text:span text:style-name="Основной_20_шрифт_20_абзаца"><text:span text:style-name="T13">EXE</text:span></text:span><text:span text:style-name="Основной_20_шрифт_20_абзаца"><text:span text:style-name="T8">, </text:span></text:span><text:span text:style-name="Основной_20_шрифт_20_абзаца"><text:span text:style-name="T13">HELLO</text:span></text:span><text:span text:style-name="Основной_20_шрифт_20_абзаца"><text:span text:style-name="T8">1.</text:span></text:span><text:span text:style-name="Основной_20_шрифт_20_абзаца"><text:span text:style-name="T13">ASM</text:span></text:span><text:span text:style-name="Основной_20_шрифт_20_абзаца"><text:span text:style-name="T8">, </text:span></text:span><text:span text:style-name="Основной_20_шрифт_20_абзаца"><text:span text:style-name="T13">HELLO</text:span></text:span><text:span text:style-name="Основной_20_шрифт_20_абзаца"><text:span text:style-name="T8">2.</text:span></text:span><text:span text:style-name="Основной_20_шрифт_20_абзаца"><text:span text:style-name="T13">ASM</text:span></text:span><text:span text:style-name="Основной_20_шрифт_20_абзаца"><text:span text:style-name="T8">, </text:span></text:span><text:span text:style-name="Основной_20_шрифт_20_абзаца"><text:span text:style-name="T13">LINK</text:span></text:span><text:span text:style-name="Основной_20_шрифт_20_абзаца"><text:span text:style-name="T8">.</text:span></text:span><text:span text:style-name="Основной_20_шрифт_20_абзаца"><text:span text:style-name="T13">EXE</text:span></text:span><text:span text:style-name="Основной_20_шрифт_20_абзаца"><text:span text:style-name="T8">, </text:span></text:span><text:span text:style-name="Основной_20_шрифт_20_абзаца"><text:span text:style-name="T13">MASM</text:span></text:span><text:span text:style-name="Основной_20_шрифт_20_абзаца"><text:span text:style-name="T8">.</text:span></text:span><text:span text:style-name="Основной_20_шрифт_20_абзаца"><text:span text:style-name="T13">EXE</text:span></text:span><text:span text:style-name="Основной_20_шрифт_20_абзаца"><text:span text:style-name="T8"> в каталог </text:span></text:span><text:span text:style-name="Основной_20_шрифт_20_абзаца"><text:span text:style-name="T10">~/Assembler/comp_arch/labs/tools</text:span></text:span><text:span text:style-name="Основной_20_шрифт_20_абзаца"><text:span text:style-name="T8">.</text:span></text:span></text:p>
      <text:p text:style-name="P28"/>
      <text:p text:style-name="P26"><text:span text:style-name="Основной_20_шрифт_20_абзаца"><text:span text:style-name="T8">2. Запустил программу DOSBox, смонтировал виртуальный диск </text:span></text:span><text:span text:style-name="Основной_20_шрифт_20_абзаца"><text:span text:style-name="T10">C</text:span></text:span><text:span text:style-name="Основной_20_шрифт_20_абзаца"><text:span text:style-name="T8">: в каталоге MASM при помощи mount </text:span></text:span><text:span text:style-name="Основной_20_шрифт_20_абзаца"><text:span text:style-name="T10">C</text:span></text:span><text:span text:style-name="Основной_20_шрифт_20_абзаца"><text:span text:style-name="T8"> </text:span></text:span><text:span text:style-name="Основной_20_шрифт_20_абзаца"><text:span text:style-name="T10">~/Assembler/comp_arch/labs/tools</text:span></text:span><text:span text:style-name="Основной_20_шрифт_20_абзаца"><text:span text:style-name="T8">.</text:span></text:span></text:p>
      <text:p text:style-name="P28"/>
      <text:p text:style-name="P25"><text:span text:style-name="Основной_20_шрифт_20_абзаца"><text:span text:style-name="T8">3. Просмотрел программу в текстовом редакторе, изучил структуру и реализации каждого сегмента программы. Преобразовал строку-приветствие.</text:span></text:span></text:p>
      <text:p text:style-name="P25"/>
      <text:p text:style-name="P25"><text:span text:style-name="Основной_20_шрифт_20_абзаца"><text:span text:style-name="T8">4. В DOS перешёл на виртуальный диск при помощи команды </text:span></text:span><text:span text:style-name="Основной_20_шрифт_20_абзаца"><text:span text:style-name="T10">C</text:span></text:span><text:span text:style-name="Основной_20_шрифт_20_абзаца"><text:span text:style-name="T8">:</text:span></text:span></text:p>
      <text:p text:style-name="P25"/>
      <text:p text:style-name="P25"><text:span text:style-name="Основной_20_шрифт_20_абзаца"><text:span text:style-name="T8">5. Выполнил трансляцию программы с помощью ввода команды:</text:span></text:span></text:p>
      <text:p text:style-name="P27"><text:span text:style-name="Основной_20_шрифт_20_абзаца"><text:span text:style-name="T8">&gt; </text:span></text:span><text:span text:style-name="Основной_20_шрифт_20_абзаца"><text:span text:style-name="T13">MASM</text:span></text:span><text:span text:style-name="Основной_20_шрифт_20_абзаца"><text:span text:style-name="T8"> </text:span></text:span><text:span text:style-name="Основной_20_шрифт_20_абзаца"><text:span text:style-name="T13">HELLO</text:span></text:span><text:span text:style-name="Основной_20_шрифт_20_абзаца"><text:span text:style-name="T8">1.</text:span></text:span><text:span text:style-name="Основной_20_шрифт_20_абзаца"><text:span text:style-name="T13">ASM</text:span></text:span></text:p>
      <text:p text:style-name="P25"><text:span text:style-name="Основной_20_шрифт_20_абзаца"><text:span text:style-name="T8">В результате трансялции был создан объектный файл </text:span></text:span><text:span text:style-name="Основной_20_шрифт_20_абзаца"><text:span text:style-name="T13">HELLO</text:span></text:span><text:span text:style-name="Основной_20_шрифт_20_абзаца"><text:span text:style-name="T8">1.</text:span></text:span><text:span text:style-name="Основной_20_шрифт_20_абзаца"><text:span text:style-name="T13">OBJ</text:span></text:span><text:span text:style-name="Основной_20_шрифт_20_абзаца"><text:span text:style-name="T8">. Трансляций прошла без ошибок и предупреждений.</text:span></text:span></text:p>
      <text:p text:style-name="P25"/>
      <text:p text:style-name="P25"><text:span text:style-name="Основной_20_шрифт_20_абзаца"><text:span text:style-name="T8">6. Слинковал загрузочный модуль </text:span></text:span><text:span text:style-name="Основной_20_шрифт_20_абзаца"><text:span text:style-name="T13">HELLO</text:span></text:span><text:span text:style-name="Основной_20_шрифт_20_абзаца"><text:span text:style-name="T8">1.exe с помощью строки:</text:span></text:span></text:p>
      <text:p text:style-name="P27"><text:span text:style-name="Основной_20_шрифт_20_абзаца"><text:span text:style-name="T8">&gt; </text:span></text:span><text:span text:style-name="Основной_20_шрифт_20_абзаца"><text:span text:style-name="T13">LINK</text:span></text:span><text:span text:style-name="Основной_20_шрифт_20_абзаца"><text:span text:style-name="T8"> </text:span></text:span><text:span text:style-name="Основной_20_шрифт_20_абзаца"><text:span text:style-name="T13">HELLO</text:span></text:span><text:span text:style-name="Основной_20_шрифт_20_абзаца"><text:span text:style-name="T8">1.</text:span></text:span><text:span text:style-name="Основной_20_шрифт_20_абзаца"><text:span text:style-name="T13">OBJ</text:span></text:span></text:p>
      <text:p text:style-name="P25"><text:span text:style-name="Основной_20_шрифт_20_абзаца"><text:span text:style-name="T8">В результате работы линковщика создался загрузочный модуль </text:span></text:span><text:span text:style-name="Основной_20_шрифт_20_абзаца"><text:span text:style-name="T13">HELLO</text:span></text:span><text:span text:style-name="Основной_20_шрифт_20_абзаца"><text:span text:style-name="T8">1.exe.</text:span></text:span></text:p>
      <text:p text:style-name="P23"/>
      <text:p text:style-name="P25"><text:span text:style-name="Основной_20_шрифт_20_абзаца"><text:span text:style-name="T8">7. Загрузил русскую кодовую таблицу символов путём набора строки:</text:span></text:span></text:p>
      <text:p text:style-name="P27"><text:span text:style-name="Основной_20_шрифт_20_абзаца"><text:span text:style-name="T8">&gt; </text:span></text:span><text:span text:style-name="Основной_20_шрифт_20_абзаца"><text:span text:style-name="T13">keyb</text:span></text:span><text:span text:style-name="Основной_20_шрифт_20_абзаца"><text:span text:style-name="T8"> </text:span></text:span><text:span text:style-name="Основной_20_шрифт_20_абзаца"><text:span text:style-name="T13">ru</text:span></text:span><text:span text:style-name="Основной_20_шрифт_20_абзаца"><text:span text:style-name="T8"> 866</text:span></text:span></text:p>
      <text:p text:style-name="P29"/>
      <text:p text:style-name="P25"><text:span text:style-name="Основной_20_шрифт_20_абзаца"><text:span text:style-name="T8">8. Запустил программу в автоматическом режиме путем набора строки:</text:span></text:span></text:p>
      <text:p text:style-name="P27"><text:span text:style-name="Основной_20_шрифт_20_абзаца"><text:span text:style-name="T8">&gt; </text:span></text:span><text:span text:style-name="Основной_20_шрифт_20_абзаца"><text:span text:style-name="T13">HELLO</text:span></text:span><text:span text:style-name="Основной_20_шрифт_20_абзаца"><text:span text:style-name="T8">1.</text:span></text:span><text:span text:style-name="Основной_20_шрифт_20_абзаца"><text:span text:style-name="T13">EXE</text:span></text:span></text:p>
      <text:p text:style-name="P29"/>
      <text:p text:style-name="P25"><text:soft-page-break/><text:span text:style-name="Основной_20_шрифт_20_абзаца"><text:span text:style-name="T8">9. <text:s/>Вывод программы:</text:span></text:span></text:p>
      <text:p text:style-name="P27"><text:span text:style-name="Основной_20_шрифт_20_абзаца"><text:span text:style-name="T8">&gt; Вас приветствует ст.гр. 9382 – </text:span></text:span><text:span text:style-name="Основной_20_шрифт_20_абзаца"><text:span text:style-name="T10">Герасев Георгий</text:span></text:span><text:span text:style-name="Основной_20_шрифт_20_абзаца"><text:span text:style-name="T8">.</text:span></text:span></text:p>
      <text:p text:style-name="P29"/>
      <text:p text:style-name="P25"><text:span text:style-name="Основной_20_шрифт_20_абзаца"><text:span text:style-name="T8">10.  Используя отладчик, выполнил запуск программы HELLO1.exe. В ходе выполнения программы записывались используемые регистры и ячейки памяти до и после выполнения команд. Отладчик был запущен при помощи команды:</text:span></text:span></text:p>
      <text:p text:style-name="P27"><text:span text:style-name="Основной_20_шрифт_20_абзаца"><text:span text:style-name="T8">&gt; </text:span></text:span><text:span text:style-name="Основной_20_шрифт_20_абзаца"><text:span text:style-name="T13">AFDPRO</text:span></text:span><text:span text:style-name="Основной_20_шрифт_20_абзаца"><text:span text:style-name="T8"> </text:span></text:span><text:span text:style-name="Основной_20_шрифт_20_абзаца"><text:span text:style-name="T13">HELLO</text:span></text:span><text:span text:style-name="Основной_20_шрифт_20_абзаца"><text:span text:style-name="T8">1.</text:span></text:span><text:span text:style-name="Основной_20_шрифт_20_абзаца"><text:span text:style-name="T13">EXE</text:span></text:span><text:span text:style-name="Основной_20_шрифт_20_абзаца"><text:span text:style-name="T8">.</text:span></text:span></text:p>
      <text:p text:style-name="P25"><text:span text:style-name="Основной_20_шрифт_20_абзаца"><text:span text:style-name="T7">Продвижение по сегментам экранной формы отладчика выполняется с помощью клавиш   F7 – F10 (up, down, left, right).  Перезапуск программы в отладчике выполняется клавишей F3 (Retrieve).  Выход из отладчика - по команде Quit.</text:span></text:span></text:p>
      <text:p text:style-name="P30"/>
      <text:p text:style-name="P25"><text:span text:style-name="Основной_20_шрифт_20_абзаца"><text:span text:style-name="T7">Содержимое сегментных регистров до старта программы: </text:span></text:span><text:span text:style-name="Основной_20_шрифт_20_абзаца"><text:span text:style-name="T12">CS</text:span></text:span><text:span text:style-name="Основной_20_шрифт_20_абзаца"><text:span text:style-name="T7">:1</text:span></text:span><text:span text:style-name="Основной_20_шрифт_20_абзаца"><text:span text:style-name="T12">A</text:span></text:span><text:span text:style-name="Основной_20_шрифт_20_абзаца"><text:span text:style-name="T7">05, </text:span></text:span><text:span text:style-name="Основной_20_шрифт_20_абзаца"><text:span text:style-name="T12">DS</text:span></text:span><text:span text:style-name="Основной_20_шрифт_20_абзаца"><text:span text:style-name="T7">:19</text:span></text:span><text:span text:style-name="Основной_20_шрифт_20_абзаца"><text:span text:style-name="T12">F</text:span></text:span><text:span text:style-name="Основной_20_шрифт_20_абзаца"><text:span text:style-name="T7">5, </text:span></text:span><text:span text:style-name="Основной_20_шрифт_20_абзаца"><text:span text:style-name="T12">ES</text:span></text:span><text:span text:style-name="Основной_20_шрифт_20_абзаца"><text:span text:style-name="T7">:19</text:span></text:span><text:span text:style-name="Основной_20_шрифт_20_абзаца"><text:span text:style-name="T12">F</text:span></text:span><text:span text:style-name="Основной_20_шрифт_20_абзаца"><text:span text:style-name="T7">5, </text:span></text:span><text:span text:style-name="Основной_20_шрифт_20_абзаца"><text:span text:style-name="T12">SS</text:span></text:span><text:span text:style-name="Основной_20_шрифт_20_абзаца"><text:span text:style-name="T7">:1</text:span></text:span><text:span text:style-name="Основной_20_шрифт_20_абзаца"><text:span text:style-name="T12">A</text:span></text:span><text:span text:style-name="Основной_20_шрифт_20_абзаца"><text:span text:style-name="T7">0</text:span></text:span><text:span text:style-name="Основной_20_шрифт_20_абзаца"><text:span text:style-name="T12">A</text:span></text:span><text:span text:style-name="Основной_20_шрифт_20_абзаца"><text:span text:style-name="T7">, </text:span></text:span><text:span text:style-name="Основной_20_шрифт_20_абзаца"><text:span text:style-name="T12">HS</text:span></text:span><text:span text:style-name="Основной_20_шрифт_20_абзаца"><text:span text:style-name="T7">:19</text:span></text:span><text:span text:style-name="Основной_20_шрифт_20_абзаца"><text:span text:style-name="T12">F</text:span></text:span><text:span text:style-name="Основной_20_шрифт_20_абзаца"><text:span text:style-name="T7">5, </text:span></text:span><text:span text:style-name="Основной_20_шрифт_20_абзаца"><text:span text:style-name="T12">FS</text:span></text:span><text:span text:style-name="Основной_20_шрифт_20_абзаца"><text:span text:style-name="T7">:19</text:span></text:span><text:span text:style-name="Основной_20_шрифт_20_абзаца"><text:span text:style-name="T12">F</text:span></text:span><text:span text:style-name="Основной_20_шрифт_20_абзаца"><text:span text:style-name="T7">5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31"><text:span text:style-name="Основной_20_шрифт_20_абзаца"><text:span text:style-name="T22">Адрес</text:span></text:span></text:p>
            <text:p text:style-name="P31"><text:span text:style-name="Основной_20_шрифт_20_абзаца"><text:span text:style-name="T22">Команды</text:span></text:span></text:p>
          </table:table-cell>
          <table:table-cell table:style-name="Таблица2.A1" table:number-rows-spanned="2" office:value-type="string">
            <text:p text:style-name="P31"><text:span text:style-name="Основной_20_шрифт_20_абзаца"><text:span text:style-name="T23">Символический</text:span></text:span></text:p>
            <text:p text:style-name="P31"><text:span text:style-name="Основной_20_шрифт_20_абзаца"><text:span text:style-name="T23">код команды</text:span></text:span></text:p>
          </table:table-cell>
          <table:table-cell table:style-name="Таблица2.A1" table:number-rows-spanned="2" office:value-type="string">
            <text:p text:style-name="P31"><text:span text:style-name="Основной_20_шрифт_20_абзаца"><text:span text:style-name="T23">16-ричный</text:span></text:span></text:p>
            <text:p text:style-name="P31"><text:span text:style-name="Основной_20_шрифт_20_абзаца"><text:span text:style-name="T23">код команды</text:span></text:span></text:p>
          </table:table-cell>
          <table:table-cell table:style-name="Таблица2.A1" table:number-columns-spanned="2" office:value-type="string">
            <text:p text:style-name="P31"><text:span text:style-name="Основной_20_шрифт_20_абзаца"><text:span text:style-name="T22">Содержимое регистров и ячеек памяти</text:span></text:span>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31"><text:span text:style-name="Основной_20_шрифт_20_абзаца"><text:span text:style-name="T23">до выполнения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После выполнения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2"><text:span text:style-name="Основной_20_шрифт_20_абзаца"><text:span text:style-name="T23">0010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MOV <text:s text:c="2"/>AX, 1A07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B8071A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AX) = 0000</text:span></text:span></text:p>
            <text:p text:style-name="P31"><text:span text:style-name="Основной_20_шрифт_20_абзаца"><text:span text:style-name="T23"><text:s/>(IP) = 0010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AX) = 1A07</text:span></text:span></text:p>
            <text:p text:style-name="P31"><text:span text:style-name="Основной_20_шрифт_20_абзаца"><text:span text:style-name="T23"><text:s/>(IP) = 0013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2"><text:span text:style-name="Основной_20_шрифт_20_абзаца"><text:span text:style-name="T23">0013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MOV DS, AX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8ED8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AX) = 1A07</text:span></text:span></text:p>
            <text:p text:style-name="P31"><text:span text:style-name="Основной_20_шрифт_20_абзаца"><text:span text:style-name="T23">(DS) = 19F5</text:span></text:span></text:p>
            <text:p text:style-name="P31"><text:span text:style-name="Основной_20_шрифт_20_абзаца"><text:span text:style-name="T23">(IP) = 0013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AX) = 1A07</text:span></text:span></text:p>
            <text:p text:style-name="P31"><text:span text:style-name="Основной_20_шрифт_20_абзаца"><text:span text:style-name="T23">(DS) = 1A07</text:span></text:span></text:p>
            <text:p text:style-name="P31"><text:span text:style-name="Основной_20_шрифт_20_абзаца"><text:span text:style-name="T23">(IP) = 0015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2"><text:span text:style-name="Основной_20_шрифт_20_абзаца"><text:span text:style-name="T23">0015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MOV DX, 0000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BA0000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DX) = 0000</text:span></text:span></text:p>
            <text:p text:style-name="P31"><text:span text:style-name="Основной_20_шрифт_20_абзаца"><text:span text:style-name="T23">(IP) = 0015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DX) = 0000</text:span></text:span></text:p>
            <text:p text:style-name="P31"><text:span text:style-name="Основной_20_шрифт_20_абзаца"><text:span text:style-name="T23">(IP) = 0018</text:span></text:span></text:p>
          </table:table-cell>
        </table:table-row>
        <table:table-row table:style-name="Таблица2.6">
          <table:table-cell table:style-name="Таблица2.A1" office:value-type="string">
            <text:p text:style-name="P32"><text:span text:style-name="Основной_20_шрифт_20_абзаца"><text:span text:style-name="T23">0018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MOV AH,09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B409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AX) = 1A07</text:span></text:span></text:p>
            <text:p text:style-name="P31"><text:span text:style-name="Основной_20_шрифт_20_абзаца"><text:span text:style-name="T23">(IP) = 0018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AX) = 0907</text:span></text:span></text:p>
            <text:p text:style-name="P31"><text:span text:style-name="Основной_20_шрифт_20_абзаца"><text:span text:style-name="T23">(IP) = 001A</text:span></text:span></text:p>
          </table:table-cell>
        </table:table-row>
        <table:table-row table:style-name="Таблица2.7">
          <table:table-cell table:style-name="Таблица2.A1" office:value-type="string">
            <text:p text:style-name="P32"><text:span text:style-name="Основной_20_шрифт_20_абзаца"><text:span text:style-name="T23">001A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INT 21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CD21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IP) = 001A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IP) = 001C</text:span></text:span></text:p>
          </table:table-cell>
        </table:table-row>
        <table:table-row table:style-name="Таблица2.8">
          <table:table-cell table:style-name="Таблица2.A1" office:value-type="string">
            <text:p text:style-name="P32"><text:span text:style-name="Основной_20_шрифт_20_абзаца"><text:span text:style-name="T23">001C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MOV AH,4C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B44C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AX) = 09</text:span></text:span><text:span text:style-name="Основной_20_шрифт_20_абзаца"><text:span text:style-name="T22">07</text:span></text:span></text:p>
            <text:p text:style-name="P31"><text:span text:style-name="Основной_20_шрифт_20_абзаца"><text:span text:style-name="T23">(IP) = 001C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AX) = 4C</text:span></text:span><text:span text:style-name="Основной_20_шрифт_20_абзаца"><text:span text:style-name="T22">07</text:span></text:span></text:p>
            <text:p text:style-name="P31"><text:span text:style-name="Основной_20_шрифт_20_абзаца"><text:span text:style-name="T23">(IP) = 001E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2"><text:span text:style-name="Основной_20_шрифт_20_абзаца"><text:span text:style-name="T23">001E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INT 21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23">CD21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AX) = 4C</text:span></text:span><text:span text:style-name="Основной_20_шрифт_20_абзаца"><text:span text:style-name="T22">07</text:span></text:span></text:p>
            <text:p text:style-name="P31"><text:span text:style-name="Основной_20_шрифт_20_абзаца"><text:span text:style-name="T23">(DS) = 1A07</text:span></text:span></text:p>
            <text:p text:style-name="P31"><text:span text:style-name="Основной_20_шрифт_20_абзаца"><text:span text:style-name="T23">(IP) = 001E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3">(AX) = 0000</text:span></text:span></text:p>
            <text:p text:style-name="P31"><text:span text:style-name="Основной_20_шрифт_20_абзаца"><text:span text:style-name="T23">(DS) = 19F5</text:span></text:span></text:p>
            <text:p text:style-name="P31"><text:span text:style-name="Основной_20_шрифт_20_абзаца"><text:span text:style-name="T23">(IP) = 0010</text:span></text:span></text:p>
          </table:table-cell>
        </table:table-row>
      </table:table>
      <text:p text:style-name="P11"/>
      <text:p text:style-name="P2"><text:span text:style-name="Основной_20_шрифт_20_абзаца"><text:span text:style-name="T3">Часть 2.</text:span></text:span></text:p>
      <text:p text:style-name="P16"><text:span text:style-name="Основной_20_шрифт_20_абзаца"><text:span text:style-name="T7">1. </text:span></text:span><text:span text:style-name="Основной_20_шрифт_20_абзаца"><text:span text:style-name="T8">Просмотрел программу </text:span></text:span><text:span text:style-name="Основной_20_шрифт_20_абзаца"><text:span text:style-name="T13">HELLO</text:span></text:span><text:span text:style-name="Основной_20_шрифт_20_абзаца"><text:span text:style-name="T8">2.</text:span></text:span><text:span text:style-name="Основной_20_шрифт_20_абзаца"><text:span text:style-name="T13">ASM</text:span></text:span><text:span text:style-name="Основной_20_шрифт_20_абзаца"><text:span text:style-name="T8"> в текстовом редакторе, изучил структуру и реализации каждого сегмента программы. Преобразовал строку-приветствие.</text:span></text:span></text:p>
      <text:p text:style-name="P14"/>
      <text:list xml:id="list2967879686" text:style-name="WWNum2">
        <text:list-item text:start-value="2">
          <text:p text:style-name="P47"><text:soft-page-break/><text:span text:style-name="Основной_20_шрифт_20_абзаца"><text:span text:style-name="T7">Выполнил трансляцию программы </text:span></text:span><text:span text:style-name="Основной_20_шрифт_20_абзаца"><text:span text:style-name="T12">HELLO</text:span></text:span><text:span text:style-name="Основной_20_шрифт_20_абзаца"><text:span text:style-name="T7">2.</text:span></text:span><text:span text:style-name="Основной_20_шрифт_20_абзаца"><text:span text:style-name="T12">ASM</text:span></text:span><text:span text:style-name="Основной_20_шрифт_20_абзаца"><text:span text:style-name="T7"> с помощью транслятора </text:span></text:span><text:span text:style-name="Основной_20_шрифт_20_абзаца"><text:span text:style-name="T12">MASM</text:span></text:span><text:span text:style-name="Основной_20_шрифт_20_абзаца"><text:span text:style-name="T7"> и команды:</text:span></text:span></text:p>
        </text:list-item>
      </text:list>
      <text:p text:style-name="P14"><text:span text:style-name="Основной_20_шрифт_20_абзаца"><text:span text:style-name="T7">&gt;</text:span></text:span><text:span text:style-name="Основной_20_шрифт_20_абзаца"><text:span text:style-name="T12">MASM</text:span></text:span><text:span text:style-name="Основной_20_шрифт_20_абзаца"><text:span text:style-name="T7"> </text:span></text:span><text:span text:style-name="Основной_20_шрифт_20_абзаца"><text:span text:style-name="T12">HELLO</text:span></text:span><text:span text:style-name="Основной_20_шрифт_20_абзаца"><text:span text:style-name="T7">2.</text:span></text:span><text:span text:style-name="Основной_20_шрифт_20_абзаца"><text:span text:style-name="T12">ASM</text:span></text:span></text:p>
      <text:p text:style-name="P25"><text:span text:style-name="Основной_20_шрифт_20_абзаца"><text:span text:style-name="T8">В результате транс</text:span></text:span><text:span text:style-name="Основной_20_шрифт_20_абзаца"><text:span text:style-name="T10">л</text:span></text:span><text:span text:style-name="Основной_20_шрифт_20_абзаца"><text:span text:style-name="T8">яции был создан объектный файл </text:span></text:span><text:span text:style-name="Основной_20_шрифт_20_абзаца"><text:span text:style-name="T13">HELLO</text:span></text:span><text:span text:style-name="Основной_20_шрифт_20_абзаца"><text:span text:style-name="T8">2.</text:span></text:span><text:span text:style-name="Основной_20_шрифт_20_абзаца"><text:span text:style-name="T13">OBJ</text:span></text:span><text:span text:style-name="Основной_20_шрифт_20_абзаца"><text:span text:style-name="T8">. Трансляций прошла без ошибок, но с одним предупреждением.</text:span></text:span></text:p>
      <text:p text:style-name="P13"/>
      <text:list xml:id="list125419962207761" text:continue-numbering="true" text:style-name="WWNum2">
        <text:list-item>
          <text:p text:style-name="P47"><text:span text:style-name="Основной_20_шрифт_20_абзаца"><text:span text:style-name="T7">Используя линковщик </text:span></text:span><text:span text:style-name="Основной_20_шрифт_20_абзаца"><text:span text:style-name="T12">LINK</text:span></text:span><text:span text:style-name="Основной_20_шрифт_20_абзаца"><text:span text:style-name="T7">, создал загрузочный модуль </text:span></text:span><text:span text:style-name="Основной_20_шрифт_20_абзаца"><text:span text:style-name="T12">HELLO</text:span></text:span><text:span text:style-name="Основной_20_шрифт_20_абзаца"><text:span text:style-name="T7">2.</text:span></text:span><text:span text:style-name="Основной_20_шрифт_20_абзаца"><text:span text:style-name="T12">EXE</text:span></text:span><text:span text:style-name="Основной_20_шрифт_20_абзаца"><text:span text:style-name="T7">. Использованная команда:</text:span></text:span></text:p>
        </text:list-item>
      </text:list>
      <text:p text:style-name="P12">&gt;LINK HELLO2.EXE</text:p>
      <text:p text:style-name="P9"/>
      <text:list xml:id="list125420594272275" text:continue-numbering="true" text:style-name="WWNum2">
        <text:list-item>
          <text:p text:style-name="P47"><text:span text:style-name="Основной_20_шрифт_20_абзаца"><text:span text:style-name="T7">Запустил программу </text:span></text:span><text:span text:style-name="Основной_20_шрифт_20_абзаца"><text:span text:style-name="T12">HELLO</text:span></text:span><text:span text:style-name="Основной_20_шрифт_20_абзаца"><text:span text:style-name="T7">2.</text:span></text:span><text:span text:style-name="Основной_20_шрифт_20_абзаца"><text:span text:style-name="T12">EXE</text:span></text:span><text:span text:style-name="Основной_20_шрифт_20_абзаца"><text:span text:style-name="T7"> и проверил корректность ее работы:</text:span></text:span></text:p>
        </text:list-item>
      </text:list>
      <text:p text:style-name="P14"><text:span text:style-name="Основной_20_шрифт_20_абзаца"><text:span text:style-name="T7">&gt;</text:span></text:span> <text:span text:style-name="Основной_20_шрифт_20_абзаца"><text:span text:style-name="T7">Привет!</text:span></text:span></text:p>
      <text:p text:style-name="P14"><text:span text:style-name="Основной_20_шрифт_20_абзаца"><text:span text:style-name="T7">&gt;</text:span></text:span> <text:span text:style-name="Основной_20_шрифт_20_абзаца"><text:span text:style-name="T7">Студент </text:span></text:span><text:span text:style-name="Основной_20_шрифт_20_абзаца"><text:span text:style-name="T11">Герасев Георгий</text:span></text:span><text:span text:style-name="Основной_20_шрифт_20_абзаца"><text:span text:style-name="T7"> из группы 9382. </text:span></text:span></text:p>
      <text:p text:style-name="P9"/>
      <text:list xml:id="list125420172318317" text:continue-numbering="true" text:style-name="WWNum2">
        <text:list-item>
          <text:p text:style-name="P47"><text:span text:style-name="Основной_20_шрифт_20_абзаца"><text:span text:style-name="T7">Запустил программу с помощью отладчика </text:span></text:span><text:span text:style-name="Основной_20_шрифт_20_абзаца"><text:span text:style-name="T12">AFDPRO</text:span></text:span><text:span text:style-name="Основной_20_шрифт_20_абзаца"><text:span text:style-name="T7">.</text:span></text:span><text:span text:style-name="Основной_20_шрифт_20_абзаца"><text:span text:style-name="T12">EXE</text:span></text:span><text:span text:style-name="Основной_20_шрифт_20_абзаца"><text:span text:style-name="T7"> и пошагово исполнил с записью используемых регистров и ячеек команд.</text:span></text:span></text:p>
        </text:list-item>
      </text:list>
      <text:p text:style-name="P8"/>
      <text:p text:style-name="P25"><text:span text:style-name="Основной_20_шрифт_20_абзаца"><text:span text:style-name="T7">Содержимое сегментных регистров до старта программы: </text:span></text:span><text:span text:style-name="Основной_20_шрифт_20_абзаца"><text:span text:style-name="T12">CS</text:span></text:span><text:span text:style-name="Основной_20_шрифт_20_абзаца"><text:span text:style-name="T7">:1</text:span></text:span><text:span text:style-name="Основной_20_шрифт_20_абзаца"><text:span text:style-name="T12">A</text:span></text:span><text:span text:style-name="Основной_20_шрифт_20_абзаца"><text:span text:style-name="T7">0</text:span></text:span><text:span text:style-name="Основной_20_шрифт_20_абзаца"><text:span text:style-name="T12">B</text:span></text:span><text:span text:style-name="Основной_20_шрифт_20_абзаца"><text:span text:style-name="T7">, </text:span></text:span><text:span text:style-name="Основной_20_шрифт_20_абзаца"><text:span text:style-name="T12">DS</text:span></text:span><text:span text:style-name="Основной_20_шрифт_20_абзаца"><text:span text:style-name="T7">:19</text:span></text:span><text:span text:style-name="Основной_20_шрифт_20_абзаца"><text:span text:style-name="T12">F</text:span></text:span><text:span text:style-name="Основной_20_шрифт_20_абзаца"><text:span text:style-name="T7">5, </text:span></text:span><text:span text:style-name="Основной_20_шрифт_20_абзаца"><text:span text:style-name="T12">ES</text:span></text:span><text:span text:style-name="Основной_20_шрифт_20_абзаца"><text:span text:style-name="T7">:19</text:span></text:span><text:span text:style-name="Основной_20_шрифт_20_абзаца"><text:span text:style-name="T12">F</text:span></text:span><text:span text:style-name="Основной_20_шрифт_20_абзаца"><text:span text:style-name="T7">5, </text:span></text:span><text:span text:style-name="Основной_20_шрифт_20_абзаца"><text:span text:style-name="T12">SS</text:span></text:span><text:span text:style-name="Основной_20_шрифт_20_абзаца"><text:span text:style-name="T7">:1</text:span></text:span><text:span text:style-name="Основной_20_шрифт_20_абзаца"><text:span text:style-name="T12">A</text:span></text:span><text:span text:style-name="Основной_20_шрифт_20_абзаца"><text:span text:style-name="T7">05, </text:span></text:span><text:span text:style-name="Основной_20_шрифт_20_абзаца"><text:span text:style-name="T12">HS</text:span></text:span><text:span text:style-name="Основной_20_шрифт_20_абзаца"><text:span text:style-name="T7">:19</text:span></text:span><text:span text:style-name="Основной_20_шрифт_20_абзаца"><text:span text:style-name="T12">F</text:span></text:span><text:span text:style-name="Основной_20_шрифт_20_абзаца"><text:span text:style-name="T7">5, </text:span></text:span><text:span text:style-name="Основной_20_шрифт_20_абзаца"><text:span text:style-name="T12">FS</text:span></text:span><text:span text:style-name="Основной_20_шрифт_20_абзаца"><text:span text:style-name="T7">:19</text:span></text:span><text:span text:style-name="Основной_20_шрифт_20_абзаца"><text:span text:style-name="T12">F</text:span></text:span><text:span text:style-name="Основной_20_шрифт_20_абзаца"><text:span text:style-name="T7">5</text:span></text:span></text:p>
      <text:p text:style-name="P18"><text:span text:style-name="Основной_20_шрифт_20_абзаца"><text:span text:style-name="T24">Табл.2.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31"><text:span text:style-name="Основной_20_шрифт_20_абзаца"><text:span text:style-name="T22">Адрес</text:span></text:span></text:p>
            <text:p text:style-name="P31"><text:span text:style-name="Основной_20_шрифт_20_абзаца"><text:span text:style-name="T22">Команды</text:span></text:span></text:p>
          </table:table-cell>
          <table:table-cell table:style-name="Таблица3.A1" table:number-rows-spanned="2" office:value-type="string">
            <text:p text:style-name="P31"><text:span text:style-name="Основной_20_шрифт_20_абзаца"><text:span text:style-name="T22">Символический</text:span></text:span></text:p>
            <text:p text:style-name="P31"><text:span text:style-name="Основной_20_шрифт_20_абзаца"><text:span text:style-name="T22">код</text:span></text:span><text:span text:style-name="Основной_20_шрифт_20_абзаца"><text:span text:style-name="T23"> </text:span></text:span><text:span text:style-name="Основной_20_шрифт_20_абзаца"><text:span text:style-name="T22">команды</text:span></text:span></text:p>
          </table:table-cell>
          <table:table-cell table:style-name="Таблица3.A1" table:number-rows-spanned="2" office:value-type="string">
            <text:p text:style-name="P31"><text:span text:style-name="Основной_20_шрифт_20_абзаца"><text:span text:style-name="T22">1</text:span></text:span><text:span text:style-name="Основной_20_шрифт_20_абзаца"><text:span text:style-name="T23">6-ричный</text:span></text:span></text:p>
            <text:p text:style-name="P31"><text:span text:style-name="Основной_20_шрифт_20_абзаца"><text:span text:style-name="T23">код команды</text:span></text:span></text:p>
          </table:table-cell>
          <table:table-cell table:style-name="Таблица3.A1" table:number-columns-spanned="2" office:value-type="string">
            <text:p text:style-name="P31"><text:span text:style-name="Основной_20_шрифт_20_абзаца"><text:span text:style-name="T22">Содержимое регистров и ячеек памяти</text:span></text:span>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31"><text:span text:style-name="Основной_20_шрифт_20_абзаца"><text:span text:style-name="T22">Д</text:span></text:span><text:span text:style-name="Основной_20_шрифт_20_абзаца"><text:span text:style-name="T23">о выполнения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После выполнения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</text:span></text:span><text:span text:style-name="Основной_20_шрифт_20_абзаца"><text:span text:style-name="T22">05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PUSH DS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1E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DS) = 19F5</text:span></text:span></text:p>
            <text:p text:style-name="P31"><text:span text:style-name="Основной_20_шрифт_20_абзаца"><text:span text:style-name="T23">(SP) = 0018</text:span></text:span></text:p>
            <text:p text:style-name="P31"><text:span text:style-name="Основной_20_шрифт_20_абзаца"><text:span text:style-name="T23">(IP) = 0005</text:span></text:span></text:p>
            <text:p text:style-name="P31"><text:span text:style-name="Основной_20_шрифт_20_абзаца"><text:span text:style-name="T23">Stack +0 0000</text:span></text:span></text:p>
            <text:p text:style-name="P31"><text:span text:style-name="Основной_20_шрифт_20_абзаца"><text:span text:style-name="T23"><text:s text:c="5"/>+2 0000</text:span></text:span></text:p>
            <text:p text:style-name="P31"><text:span text:style-name="Основной_20_шрифт_20_абзаца"><text:span text:style-name="T23"><text:s text:c="5"/>+4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DS) = 19F5</text:span></text:span></text:p>
            <text:p text:style-name="P31"><text:span text:style-name="Основной_20_шрифт_20_абзаца"><text:span text:style-name="T23">(SP)=0016</text:span></text:span></text:p>
            <text:p text:style-name="P31"><text:span text:style-name="Основной_20_шрифт_20_абзаца"><text:span text:style-name="T23">(IP) = 0006</text:span></text:span></text:p>
            <text:p text:style-name="P31"><text:span text:style-name="Основной_20_шрифт_20_абзаца"><text:span text:style-name="T23">Stack +0 19F5</text:span></text:span></text:p>
            <text:p text:style-name="P31"><text:span text:style-name="Основной_20_шрифт_20_абзаца"><text:span text:style-name="T23"><text:s text:c="5"/>+2 0000</text:span></text:span></text:p>
            <text:p text:style-name="P31"><text:span text:style-name="Основной_20_шрифт_20_абзаца"><text:span text:style-name="T23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06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SUB AX, AX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2BCO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0000</text:span></text:span></text:p>
            <text:p text:style-name="P31"><text:span text:style-name="Основной_20_шрифт_20_абзаца"><text:span text:style-name="T23">(IP) = 0006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0000</text:span></text:span></text:p>
            <text:p text:style-name="P31"><text:span text:style-name="Основной_20_шрифт_20_абзаца"><text:span text:style-name="T23">(IP) = 0008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08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PUSH AX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5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0000</text:span></text:span></text:p>
            <text:p text:style-name="P31"><text:span text:style-name="Основной_20_шрифт_20_абзаца"><text:span text:style-name="T23">(SP)=0016</text:span></text:span></text:p>
            <text:p text:style-name="P31"><text:span text:style-name="Основной_20_шрифт_20_абзаца"><text:span text:style-name="T23">(IP) = 0008</text:span></text:span></text:p>
            <text:p text:style-name="P31"><text:span text:style-name="Основной_20_шрифт_20_абзаца"><text:span text:style-name="T23">Stack +0 19F5</text:span></text:span></text:p>
            <text:p text:style-name="P31"><text:span text:style-name="Основной_20_шрифт_20_абзаца"><text:span text:style-name="T23"><text:s text:c="5"/>+2 0000</text:span></text:span></text:p>
            <text:p text:style-name="P31"><text:span text:style-name="Основной_20_шрифт_20_абзаца"><text:span text:style-name="T23"><text:s text:c="5"/>+4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0000</text:span></text:span></text:p>
            <text:p text:style-name="P31"><text:span text:style-name="Основной_20_шрифт_20_абзаца"><text:span text:style-name="T23">(SP) = 0014</text:span></text:span></text:p>
            <text:p text:style-name="P31"><text:span text:style-name="Основной_20_шрифт_20_абзаца"><text:span text:style-name="T23">(IP) = 0009</text:span></text:span></text:p>
            <text:p text:style-name="P31"><text:span text:style-name="Основной_20_шрифт_20_абзаца"><text:span text:style-name="T23">Stack +0 0000</text:span></text:span></text:p>
            <text:p text:style-name="P31"><text:span text:style-name="Основной_20_шрифт_20_абзаца"><text:span text:style-name="T23"><text:s text:c="5"/>+2 19F5</text:span></text:span></text:p>
            <text:p text:style-name="P31"><text:span text:style-name="Основной_20_шрифт_20_абзаца"><text:span text:style-name="T23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09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MOV <text:s text:c="2"/>AX, 1A07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B8071A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0000</text:span></text:span></text:p>
            <text:p text:style-name="P31"><text:span text:style-name="Основной_20_шрифт_20_абзаца"><text:span text:style-name="T23">(IP) = 0009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1A07</text:span></text:span></text:p>
            <text:p text:style-name="P31"><text:span text:style-name="Основной_20_шрифт_20_абзаца"><text:span text:style-name="T23">(IP) = 000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0C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MOV DS, AX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8ED8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1A07</text:span></text:span></text:p>
            <text:p text:style-name="P31"><text:span text:style-name="Основной_20_шрифт_20_абзаца"><text:span text:style-name="T23">(DS) = 19F5</text:span></text:span></text:p>
            <text:p text:style-name="P31"><text:span text:style-name="Основной_20_шрифт_20_абзаца"><text:span text:style-name="T23">(IP) = 000C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1A07</text:span></text:span></text:p>
            <text:p text:style-name="P31"><text:span text:style-name="Основной_20_шрифт_20_абзаца"><text:span text:style-name="T23">(DS) = 1A07</text:span></text:span></text:p>
            <text:p text:style-name="P31"><text:span text:style-name="Основной_20_шрифт_20_абзаца"><text:span text:style-name="T23">(IP) = 000E</text:span></text:span></text:p>
          </table:table-cell>
        </table:table-row>
        <text:soft-page-break/>
        <table:table-row table:style-name="Таблица3.8">
          <table:table-cell table:style-name="Таблица3.A1" office:value-type="string">
            <text:p text:style-name="P32"><text:span text:style-name="Основной_20_шрифт_20_абзаца"><text:span text:style-name="T23">000E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MOV DX,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BA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DX) = 0000</text:span></text:span></text:p>
            <text:p text:style-name="P31"><text:span text:style-name="Основной_20_шрифт_20_абзаца"><text:span text:style-name="T23">(IP) = 000E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DX) = 0000</text:span></text:span></text:p>
            <text:p text:style-name="P31"><text:span text:style-name="Основной_20_шрифт_20_абзаца"><text:span text:style-name="T23">(IP) = 0011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11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CALL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E8ECFF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SP) = 0014</text:span></text:span></text:p>
            <text:p text:style-name="P31"><text:span text:style-name="Основной_20_шрифт_20_абзаца"><text:span text:style-name="T23">(IP) = 0011</text:span></text:span></text:p>
            <text:p text:style-name="P31"><text:span text:style-name="Основной_20_шрифт_20_абзаца"><text:span text:style-name="T23">Stack +0 0000</text:span></text:span></text:p>
            <text:p text:style-name="P31"><text:span text:style-name="Основной_20_шрифт_20_абзаца"><text:span text:style-name="T23"><text:s text:c="5"/>+2 19F5</text:span></text:span></text:p>
            <text:p text:style-name="P31"><text:span text:style-name="Основной_20_шрифт_20_абзаца"><text:span text:style-name="T23"><text:s text:c="5"/>+4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SP) = 0012</text:span></text:span></text:p>
            <text:p text:style-name="P31"><text:span text:style-name="Основной_20_шрифт_20_абзаца"><text:span text:style-name="T23">(IP) = 0000</text:span></text:span></text:p>
            <text:p text:style-name="P31"><text:span text:style-name="Основной_20_шрифт_20_абзаца"><text:span text:style-name="T23">Stack +0 0014</text:span></text:span></text:p>
            <text:p text:style-name="P31"><text:span text:style-name="Основной_20_шрифт_20_абзаца"><text:span text:style-name="T23"><text:s text:c="5"/>+2 0000</text:span></text:span></text:p>
            <text:p text:style-name="P31"><text:span text:style-name="Основной_20_шрифт_20_абзаца"><text:span text:style-name="T23"><text:s text:c="5"/>+4 19F5</text:span></text:span></text:p>
          </table:table-cell>
        </table:table-row>
        <table:table-row table:style-name="Таблица3.10">
          <table:table-cell table:style-name="Таблица3.A1" office:value-type="string">
            <text:p text:style-name="P32"><text:span text:style-name="Основной_20_шрифт_20_абзаца"><text:span text:style-name="T23">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MOV AH,09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B409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</text:span></text:span><text:span text:style-name="Основной_20_шрифт_20_абзаца"><text:span text:style-name="T22">1</text:span></text:span><text:span text:style-name="Основной_20_шрифт_20_абзаца"><text:span text:style-name="T23">A07</text:span></text:span></text:p>
            <text:p text:style-name="P31"><text:span text:style-name="Основной_20_шрифт_20_абзаца"><text:span text:style-name="T23">(IP) =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0907</text:span></text:span></text:p>
            <text:p text:style-name="P31"><text:span text:style-name="Основной_20_шрифт_20_абзаца"><text:span text:style-name="T23">(IP) = 0002</text:span></text:span></text:p>
          </table:table-cell>
        </table:table-row>
        <table:table-row table:style-name="Таблица3.11">
          <table:table-cell table:style-name="Таблица3.A1" office:value-type="string">
            <text:p text:style-name="P32"><text:span text:style-name="Основной_20_шрифт_20_абзаца"><text:span text:style-name="T23">0002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INT 21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CD21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IP) = 0002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04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RET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C3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SP) = 0012</text:span></text:span></text:p>
            <text:p text:style-name="P31"><text:span text:style-name="Основной_20_шрифт_20_абзаца"><text:span text:style-name="T23">(IP) = 0004</text:span></text:span></text:p>
            <text:p text:style-name="P31"><text:span text:style-name="Основной_20_шрифт_20_абзаца"><text:span text:style-name="T23">Stack +0 0014</text:span></text:span></text:p>
            <text:p text:style-name="P31"><text:span text:style-name="Основной_20_шрифт_20_абзаца"><text:span text:style-name="T23"><text:s text:c="5"/>+2 0000</text:span></text:span></text:p>
            <text:p text:style-name="P31"><text:span text:style-name="Основной_20_шрифт_20_абзаца"><text:span text:style-name="T23"><text:s text:c="5"/>+4 19F5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SP) = 0014</text:span></text:span></text:p>
            <text:p text:style-name="P31"><text:span text:style-name="Основной_20_шрифт_20_абзаца"><text:span text:style-name="T23">(IP) = 0014</text:span></text:span></text:p>
            <text:p text:style-name="P31"><text:span text:style-name="Основной_20_шрифт_20_абзаца"><text:span text:style-name="T23">Stack +0 0000</text:span></text:span></text:p>
            <text:p text:style-name="P31"><text:span text:style-name="Основной_20_шрифт_20_абзаца"><text:span text:style-name="T23"><text:s text:c="5"/>+2 119C</text:span></text:span></text:p>
            <text:p text:style-name="P31"><text:span text:style-name="Основной_20_шрифт_20_абзаца"><text:span text:style-name="T23"><text:s text:c="5"/>+4 0000</text:span></text:span></text:p>
          </table:table-cell>
        </table:table-row>
        <table:table-row table:style-name="Таблица3.8">
          <table:table-cell table:style-name="Таблица3.A1" office:value-type="string">
            <text:p text:style-name="P32"><text:span text:style-name="Основной_20_шрифт_20_абзаца"><text:span text:style-name="T23">0014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MOV DX,000A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BA0A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DX) = 0000</text:span></text:span></text:p>
            <text:p text:style-name="P31"><text:span text:style-name="Основной_20_шрифт_20_абзаца"><text:span text:style-name="T23">(IP) = 0014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DX) = 000A</text:span></text:span></text:p>
            <text:p text:style-name="P31"><text:span text:style-name="Основной_20_шрифт_20_абзаца"><text:span text:style-name="T23">(IP) = 0017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17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CALL 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E8E6FF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SP)</text:span></text:span><text:span text:style-name="Основной_20_шрифт_20_абзаца"><text:span text:style-name="T22"> </text:span></text:span><text:span text:style-name="Основной_20_шрифт_20_абзаца"><text:span text:style-name="T23">=</text:span></text:span><text:span text:style-name="Основной_20_шрифт_20_абзаца"><text:span text:style-name="T22"> </text:span></text:span><text:span text:style-name="Основной_20_шрифт_20_абзаца"><text:span text:style-name="T23">0014</text:span></text:span></text:p>
            <text:p text:style-name="P31"><text:span text:style-name="Основной_20_шрифт_20_абзаца"><text:span text:style-name="T23">(IP) = 001</text:span></text:span><text:span text:style-name="Основной_20_шрифт_20_абзаца"><text:span text:style-name="T22">7</text:span></text:span></text:p>
            <text:p text:style-name="P31"><text:span text:style-name="Основной_20_шрифт_20_абзаца"><text:span text:style-name="T23">Stack +0 0000</text:span></text:span></text:p>
            <text:p text:style-name="P31"><text:span text:style-name="Основной_20_шрифт_20_абзаца"><text:span text:style-name="T23"><text:s text:c="5"/>+2 19F5</text:span></text:span></text:p>
            <text:p text:style-name="P31"><text:span text:style-name="Основной_20_шрифт_20_абзаца"><text:span text:style-name="T23"><text:s text:c="5"/>+4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SP) = 0012</text:span></text:span></text:p>
            <text:p text:style-name="P31"><text:span text:style-name="Основной_20_шрифт_20_абзаца"><text:span text:style-name="T23">(IP) = 0000</text:span></text:span></text:p>
            <text:p text:style-name="P31"><text:span text:style-name="Основной_20_шрифт_20_абзаца"><text:span text:style-name="T23">Stack +0 001A</text:span></text:span></text:p>
            <text:p text:style-name="P31"><text:span text:style-name="Основной_20_шрифт_20_абзаца"><text:span text:style-name="T23"><text:s text:c="5"/>+2 0000</text:span></text:span></text:p>
            <text:p text:style-name="P31"><text:span text:style-name="Основной_20_шрифт_20_абзаца"><text:span text:style-name="T23"><text:s text:c="5"/>+4 119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MOV AH,09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B409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0907</text:span></text:span></text:p>
            <text:p text:style-name="P31"><text:span text:style-name="Основной_20_шрифт_20_абзаца"><text:span text:style-name="T23">(IP) =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0907</text:span></text:span></text:p>
            <text:p text:style-name="P31"><text:span text:style-name="Основной_20_шрифт_20_абзаца"><text:span text:style-name="T23">(IP) = 0002</text:span></text:span></text:p>
          </table:table-cell>
        </table:table-row>
        <table:table-row table:style-name="Таблица3.16">
          <table:table-cell table:style-name="Таблица3.A1" office:value-type="string">
            <text:p text:style-name="P32"><text:span text:style-name="Основной_20_шрифт_20_абзаца"><text:span text:style-name="T23">0002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INT 21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CD21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IP) = 000</text:span></text:span><text:span text:style-name="Основной_20_шрифт_20_абзаца"><text:span text:style-name="T22">2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04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RET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C3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SP) = 0012</text:span></text:span></text:p>
            <text:p text:style-name="P31"><text:span text:style-name="Основной_20_шрифт_20_абзаца"><text:span text:style-name="T23">(IP) = 0004</text:span></text:span></text:p>
            <text:p text:style-name="P31"><text:span text:style-name="Основной_20_шрифт_20_абзаца"><text:span text:style-name="T23">Stack +0 001A</text:span></text:span></text:p>
            <text:p text:style-name="P31"><text:span text:style-name="Основной_20_шрифт_20_абзаца"><text:span text:style-name="T23"><text:s text:c="5"/>+2 0000</text:span></text:span></text:p>
            <text:p text:style-name="P31"><text:span text:style-name="Основной_20_шрифт_20_абзаца"><text:span text:style-name="T23"><text:s text:c="5"/>+4 19F5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SP) = 0014</text:span></text:span></text:p>
            <text:p text:style-name="P31"><text:span text:style-name="Основной_20_шрифт_20_абзаца"><text:span text:style-name="T23">(IP) = 001A</text:span></text:span></text:p>
            <text:p text:style-name="P31"><text:span text:style-name="Основной_20_шрифт_20_абзаца"><text:span text:style-name="T23">Stack +0 0000</text:span></text:span></text:p>
            <text:p text:style-name="P31"><text:span text:style-name="Основной_20_шрифт_20_абзаца"><text:span text:style-name="T23"><text:s text:c="5"/>+2 19F5</text:span></text:span></text:p>
            <text:p text:style-name="P31"><text:span text:style-name="Основной_20_шрифт_20_абзаца"><text:span text:style-name="T23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1A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RET Far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CB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SP) = 0014</text:span></text:span></text:p>
            <text:p text:style-name="P33">(IP) = 001A</text:p>
            <text:p text:style-name="P31"><text:span text:style-name="Основной_20_шрифт_20_абзаца"><text:span text:style-name="T23">(CS) = 1A0B</text:span></text:span></text:p>
            <text:p text:style-name="P31"><text:span text:style-name="Основной_20_шрифт_20_абзаца"><text:span text:style-name="T23">Stack +0 0000</text:span></text:span></text:p>
            <text:p text:style-name="P31"><text:span text:style-name="Основной_20_шрифт_20_абзаца"><text:span text:style-name="T23"><text:s text:c="5"/>+2 19F5</text:span></text:span></text:p>
            <text:p text:style-name="P31"><text:span text:style-name="Основной_20_шрифт_20_абзаца"><text:span text:style-name="T23"><text:s text:c="5"/>+4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SP) = 0018</text:span></text:span></text:p>
            <text:p text:style-name="P33">(IP) = 0000</text:p>
            <text:p text:style-name="P31"><text:span text:style-name="Основной_20_шрифт_20_абзаца"><text:span text:style-name="T23">(CS) = 19F5</text:span></text:span></text:p>
            <text:p text:style-name="P31"><text:span text:style-name="Основной_20_шрифт_20_абзаца"><text:span text:style-name="T23">Stack +0 0000</text:span></text:span></text:p>
            <text:p text:style-name="P31"><text:span text:style-name="Основной_20_шрифт_20_абзаца"><text:span text:style-name="T23"><text:s text:c="5"/>+2 0000</text:span></text:span></text:p>
            <text:p text:style-name="P31"><text:span text:style-name="Основной_20_шрифт_20_абзаца"><text:span text:style-name="T23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2"><text:span text:style-name="Основной_20_шрифт_20_абзаца"><text:span text:style-name="T23">000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INT 20</text:span></text:span></text:p>
          </table:table-cell>
          <table:table-cell table:style-name="Таблица3.A1" office:value-type="string">
            <text:p text:style-name="P32"><text:span text:style-name="Основной_20_шрифт_20_абзаца"><text:span text:style-name="T23">CD2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0907</text:span></text:span></text:p>
            <text:p text:style-name="P31"><text:span text:style-name="Основной_20_шрифт_20_абзаца"><text:span text:style-name="T23">(DS) = 1A07</text:span></text:span></text:p>
            <text:p text:style-name="P31"><text:span text:style-name="Основной_20_шрифт_20_абзаца"><text:span text:style-name="T23">(IP) =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3">(AX) = 0000</text:span></text:span></text:p>
            <text:p text:style-name="P31"><text:span text:style-name="Основной_20_шрифт_20_абзаца"><text:span text:style-name="T23">(DS) = 19F5</text:span></text:span></text:p>
            <text:p text:style-name="P31"><text:span text:style-name="Основной_20_шрифт_20_абзаца"><text:span text:style-name="T23">(IP) = 0005</text:span></text:span></text:p>
          </table:table-cell>
        </table:table-row>
      </table:table>
      <text:p text:style-name="P34"/>
      <text:p text:style-name="P35"><text:span text:style-name="Основной_20_шрифт_20_абзаца"><text:span text:style-name="T4">Выводы.</text:span></text:span></text:p>
      <text:p text:style-name="P36"><text:span text:style-name="Основной_20_шрифт_20_абзаца"><text:span text:style-name="T7">В результате выполнения лабораторной работы был освоен этап трансляции, а также выполнение и пошаговое исполнение программы при помощи отладчика на языке Ассемблера.</text:span></text:span></text:p>
      <text:p text:style-name="P39"><text:soft-page-break/></text:p>
      <text:p text:style-name="P38"/>
      <text:p text:style-name="P50"><text:span text:style-name="Основной_20_шрифт_20_абзаца"><text:span text:style-name="T5">Приложение </text:span></text:span><text:span text:style-name="Основной_20_шрифт_20_абзаца"><text:span text:style-name="T6">A</text:span></text:span></text:p>
      <text:p text:style-name="P51"><text:span text:style-name="Основной_20_шрифт_20_абзаца"><text:span text:style-name="T17">Текст файла </text:span></text:span><text:span text:style-name="Основной_20_шрифт_20_абзаца"><text:span text:style-name="T14">HELLO</text:span></text:span><text:span text:style-name="Основной_20_шрифт_20_абзаца"><text:span text:style-name="T17">1.</text:span></text:span><text:span text:style-name="Основной_20_шрифт_20_абзаца"><text:span text:style-name="T14">ASM</text:span></text:span></text:p>
      <text:p text:style-name="P36"><text:span text:style-name="Основной_20_шрифт_20_абзаца"><text:span text:style-name="T25"><text:s text:c="9"/></text:span></text:span><text:span text:style-name="Основной_20_шрифт_20_абзаца"><text:span text:style-name="T27">DOSSEG</text:span></text:span><text:span text:style-name="Основной_20_шрифт_20_абзаца"><text:span text:style-name="T25"> <text:s text:c="37"/>; Задание сегментов под ДОС</text:span></text:span></text:p>
      <text:p text:style-name="P36"><text:span text:style-name="Основной_20_шрифт_20_абзаца"><text:span text:style-name="T25"><text:s text:c="3"/>.</text:span></text:span><text:span text:style-name="Основной_20_шрифт_20_абзаца"><text:span text:style-name="T27">MODEL</text:span></text:span><text:span text:style-name="Основной_20_шрифт_20_абзаца"><text:span text:style-name="T25"> <text:s/></text:span></text:span><text:span text:style-name="Основной_20_шрифт_20_абзаца"><text:span text:style-name="T27">SMALL</text:span></text:span><text:span text:style-name="Основной_20_шрифт_20_абзаца"><text:span text:style-name="T25"> <text:s text:c="30"/>; Модель памяти-</text:span></text:span><text:span text:style-name="Основной_20_шрифт_20_абзаца"><text:span text:style-name="T27">SMALL</text:span></text:span><text:span text:style-name="Основной_20_шрифт_20_абзаца"><text:span text:style-name="T25">(Малая)</text:span></text:span></text:p>
      <text:p text:style-name="P36"><text:span text:style-name="Основной_20_шрифт_20_абзаца"><text:span text:style-name="T25"><text:s text:c="3"/>.</text:span></text:span><text:span text:style-name="Основной_20_шрифт_20_абзаца"><text:span text:style-name="T27">STACK</text:span></text:span><text:span text:style-name="Основной_20_шрифт_20_абзаца"><text:span text:style-name="T25"> <text:s/>100</text:span></text:span><text:span text:style-name="Основной_20_шрифт_20_абзаца"><text:span text:style-name="T27">h</text:span></text:span><text:span text:style-name="Основной_20_шрифт_20_абзаца"><text:span text:style-name="T25"> <text:s text:c="31"/>; Отвести под Стек 256 байт</text:span></text:span></text:p>
      <text:p text:style-name="P36"><text:span text:style-name="Основной_20_шрифт_20_абзаца"><text:span text:style-name="T25"><text:s text:c="3"/>.</text:span></text:span><text:span text:style-name="Основной_20_шрифт_20_абзаца"><text:span text:style-name="T27">DATA</text:span></text:span><text:span text:style-name="Основной_20_шрифт_20_абзаца"><text:span text:style-name="T25"> <text:s text:c="38"/>; Начало сегмента данных</text:span></text:span></text:p>
      <text:p text:style-name="P36"><text:span text:style-name="Основной_20_шрифт_20_абзаца"><text:span text:style-name="T27">Greeting</text:span></text:span><text:span text:style-name="Основной_20_шрифт_20_абзаца"><text:span text:style-name="T25"> <text:s/></text:span></text:span><text:span text:style-name="Основной_20_шрифт_20_абзаца"><text:span text:style-name="T27">LABEL</text:span></text:span><text:span text:style-name="Основной_20_шрифт_20_абзаца"><text:span text:style-name="T25"> <text:s/></text:span></text:span><text:span text:style-name="Основной_20_шрифт_20_абзаца"><text:span text:style-name="T27">BYTE</text:span></text:span><text:span text:style-name="Основной_20_шрифт_20_абзаца"><text:span text:style-name="T25"> <text:s text:c="25"/>; Текст <text:s/>приветствия</text:span></text:span></text:p>
      <text:p text:style-name="P36"><text:span text:style-name="Основной_20_шрифт_20_абзаца"><text:span text:style-name="T25"><text:s text:c="3"/></text:span></text:span><text:span text:style-name="Основной_20_шрифт_20_абзаца"><text:span text:style-name="T27">DB</text:span></text:span><text:span text:style-name="Основной_20_шрифт_20_абзаца"><text:span text:style-name="T25"> 'Вас приветствует ст.гр.9382 </text:span></text:span><text:span text:style-name="Основной_20_шрифт_20_абзаца"><text:span text:style-name="T26">Герасев Георгий</text:span></text:span><text:span text:style-name="Основной_20_шрифт_20_абзаца"><text:span text:style-name="T25">',13,10,'$'</text:span></text:span></text:p>
      <text:p text:style-name="P36"><text:span text:style-name="Основной_20_шрифт_20_абзаца"><text:span text:style-name="T25"><text:s text:c="3"/>.</text:span></text:span><text:span text:style-name="Основной_20_шрифт_20_абзаца"><text:span text:style-name="T27">CODE</text:span></text:span><text:span text:style-name="Основной_20_шрифт_20_абзаца"><text:span text:style-name="T25"> <text:s text:c="31"/>; Начало сегмента кода</text:span></text:span></text:p>
      <text:p text:style-name="P36"><text:span text:style-name="Основной_20_шрифт_20_абзаца"><text:span text:style-name="T25"><text:s text:c="3"/></text:span></text:span><text:span text:style-name="Основной_20_шрифт_20_абзаца"><text:span text:style-name="T27">mov</text:span></text:span><text:span text:style-name="Основной_20_шрифт_20_абзаца"><text:span text:style-name="T25"> <text:s/></text:span></text:span><text:span text:style-name="Основной_20_шрифт_20_абзаца"><text:span text:style-name="T27">ax</text:span></text:span><text:span text:style-name="Основной_20_шрифт_20_абзаца"><text:span text:style-name="T25">, @</text:span></text:span><text:span text:style-name="Основной_20_шрифт_20_абзаца"><text:span text:style-name="T27">data</text:span></text:span><text:span text:style-name="Основной_20_шрифт_20_абзаца"><text:span text:style-name="T25"> <text:s text:c="23"/>; Загрузка в </text:span></text:span><text:span text:style-name="Основной_20_шрифт_20_абзаца"><text:span text:style-name="T27">DS</text:span></text:span><text:span text:style-name="Основной_20_шрифт_20_абзаца"><text:span text:style-name="T25"> адреса начала</text:span></text:span></text:p>
      <text:p text:style-name="P36"><text:span text:style-name="Основной_20_шрифт_20_абзаца"><text:span text:style-name="T25"><text:s text:c="3"/></text:span></text:span><text:span text:style-name="Основной_20_шрифт_20_абзаца"><text:span text:style-name="T27">mov</text:span></text:span><text:span text:style-name="Основной_20_шрифт_20_абзаца"><text:span text:style-name="T25"> <text:s/></text:span></text:span><text:span text:style-name="Основной_20_шрифт_20_абзаца"><text:span text:style-name="T27">ds</text:span></text:span><text:span text:style-name="Основной_20_шрифт_20_абзаца"><text:span text:style-name="T25">, </text:span></text:span><text:span text:style-name="Основной_20_шрифт_20_абзаца"><text:span text:style-name="T27">ax</text:span></text:span><text:span text:style-name="Основной_20_шрифт_20_абзаца"><text:span text:style-name="T25"> <text:s text:c="26"/>; сегмента данных</text:span></text:span></text:p>
      <text:p text:style-name="P36"><text:span text:style-name="Основной_20_шрифт_20_абзаца"><text:span text:style-name="T25"><text:s text:c="3"/></text:span></text:span><text:span text:style-name="Основной_20_шрифт_20_абзаца"><text:span text:style-name="T27">mov</text:span></text:span><text:span text:style-name="Основной_20_шрифт_20_абзаца"><text:span text:style-name="T25"> <text:s/></text:span></text:span><text:span text:style-name="Основной_20_шрифт_20_абзаца"><text:span text:style-name="T27">dx</text:span></text:span><text:span text:style-name="Основной_20_шрифт_20_абзаца"><text:span text:style-name="T25">, </text:span></text:span><text:span text:style-name="Основной_20_шрифт_20_абзаца"><text:span text:style-name="T27">OFFSET</text:span></text:span><text:span text:style-name="Основной_20_шрифт_20_абзаца"><text:span text:style-name="T25"> </text:span></text:span><text:span text:style-name="Основной_20_шрифт_20_абзаца"><text:span text:style-name="T27">Greeting</text:span></text:span><text:span text:style-name="Основной_20_шрифт_20_абзаца"><text:span text:style-name="T25"> <text:s text:c="13"/>; Загрузка в </text:span></text:span><text:span text:style-name="Основной_20_шрифт_20_абзаца"><text:span text:style-name="T27">dx</text:span></text:span><text:span text:style-name="Основной_20_шрифт_20_абзаца"><text:span text:style-name="T25"> смещения</text:span></text:span></text:p>
      <text:p text:style-name="P37"><text:s text:c="40"/>; адреса текста приветствия</text:p>
      <text:p text:style-name="P36"><text:span text:style-name="Основной_20_шрифт_20_абзаца"><text:span text:style-name="T27">DisplayGreeting</text:span></text:span><text:span text:style-name="Основной_20_шрифт_20_абзаца"><text:span text:style-name="T25">:</text:span></text:span></text:p>
      <text:p text:style-name="P36"><text:span text:style-name="Основной_20_шрифт_20_абзаца"><text:span text:style-name="T25"><text:s text:c="3"/></text:span></text:span><text:span text:style-name="Основной_20_шрифт_20_абзаца"><text:span text:style-name="T27">mov</text:span></text:span><text:span text:style-name="Основной_20_шрифт_20_абзаца"><text:span text:style-name="T25"> <text:s/></text:span></text:span><text:span text:style-name="Основной_20_шрифт_20_абзаца"><text:span text:style-name="T27">ah</text:span></text:span><text:span text:style-name="Основной_20_шрифт_20_абзаца"><text:span text:style-name="T25">, 9 <text:s text:c="27"/>; # функции ДОС печати строки</text:span></text:span></text:p>
      <text:p text:style-name="P36"><text:span text:style-name="Основной_20_шрифт_20_абзаца"><text:span text:style-name="T25"><text:s text:c="3"/></text:span></text:span><text:span text:style-name="Основной_20_шрифт_20_абзаца"><text:span text:style-name="T27">int</text:span></text:span><text:span text:style-name="Основной_20_шрифт_20_абзаца"><text:span text:style-name="T25"> <text:s/>21</text:span></text:span><text:span text:style-name="Основной_20_шрифт_20_абзаца"><text:span text:style-name="T27">h</text:span></text:span><text:span text:style-name="Основной_20_шрифт_20_абзаца"><text:span text:style-name="T25"> <text:s text:c="28"/>; вывод на экран <text:s/>приветствия</text:span></text:span></text:p>
      <text:p text:style-name="P36"><text:span text:style-name="Основной_20_шрифт_20_абзаца"><text:span text:style-name="T25"><text:s text:c="3"/></text:span></text:span><text:span text:style-name="Основной_20_шрифт_20_абзаца"><text:span text:style-name="T27">mov</text:span></text:span><text:span text:style-name="Основной_20_шрифт_20_абзаца"><text:span text:style-name="T25"> <text:s/></text:span></text:span><text:span text:style-name="Основной_20_шрифт_20_абзаца"><text:span text:style-name="T27">ah</text:span></text:span><text:span text:style-name="Основной_20_шрифт_20_абзаца"><text:span text:style-name="T25">, 4</text:span></text:span><text:span text:style-name="Основной_20_шрифт_20_абзаца"><text:span text:style-name="T27">ch</text:span></text:span><text:span text:style-name="Основной_20_шрифт_20_абзаца"><text:span text:style-name="T25"> <text:s text:c="25"/>; # функции ДОС завершения программы</text:span></text:span></text:p>
      <text:p text:style-name="P36"><text:span text:style-name="Основной_20_шрифт_20_абзаца"><text:span text:style-name="T25"><text:s text:c="3"/></text:span></text:span><text:span text:style-name="Основной_20_шрифт_20_абзаца"><text:span text:style-name="T27">int</text:span></text:span><text:span text:style-name="Основной_20_шрифт_20_абзаца"><text:span text:style-name="T25"> <text:s/>21</text:span></text:span><text:span text:style-name="Основной_20_шрифт_20_абзаца"><text:span text:style-name="T27">h</text:span></text:span><text:span text:style-name="Основной_20_шрифт_20_абзаца"><text:span text:style-name="T25"> <text:s text:c="28"/>; завершение программы и выход в ДОС</text:span></text:span></text:p>
      <text:p text:style-name="P49"><text:span text:style-name="Основной_20_шрифт_20_абзаца"><text:span text:style-name="T25"><text:s text:c="3"/></text:span></text:span><text:span text:style-name="Основной_20_шрифт_20_абзаца"><text:span text:style-name="T27">END</text:span></text:span></text:p>
      <text:p text:style-name="P49"><text:span text:style-name="Основной_20_шрифт_20_абзаца"><text:span text:style-name="T28"/></text:span></text:p>
      <text:p text:style-name="P49"><text:span text:style-name="Основной_20_шрифт_20_абзаца"><text:span text:style-name="T28"/></text:span></text:p>
      <text:p text:style-name="P48"><text:span text:style-name="Основной_20_шрифт_20_абзаца"><text:span text:style-name="T33">Текст файла HELLO1.</text:span></text:span><text:span text:style-name="Основной_20_шрифт_20_абзаца"><text:span text:style-name="T34">LST</text:span></text:span></text:p>
      <text:p text:style-name="P40"/>
      <text:p text:style-name="P40"><text:s text:c="59"/>Page <text:s text:c="4"/>1-1</text:p>
      <text:p text:style-name="P40"/>
      <text:p text:style-name="P40"/>
      <text:p text:style-name="P40"><text:s text:c="7"/>1<text:tab/><text:tab/><text:tab/><text:tab/></text:p>
      <text:p text:style-name="P40"><text:s text:c="7"/>2<text:tab/><text:tab/><text:tab/><text:tab/>; HELLO1.ASM - <text:s/>ã¯à®é¥­­ ï ¢¥àášï ãç¥¡­</text:p>
      <text:p text:style-name="P40"><text:tab/><text:tab/><text:tab/><text:tab/><text:tab/>®© ¯à®£à ¬¬ë « ¡.à ¡. N1</text:p>
      <text:p text:style-name="P40"><text:s text:c="7"/>3<text:tab/><text:tab/><text:tab/><text:tab/>; <text:s text:c="14"/>¯® €šáæš¯«š­¥ "àåšâ¥ªâ</text:p>
      <text:p text:style-name="P40"><text:soft-page-break/><text:tab/><text:tab/><text:tab/><text:tab/><text:tab/>ãà  ª®¬¯ìîâ¥à "</text:p>
      <text:p text:style-name="P40"><text:s text:c="7"/>4<text:tab/><text:tab/><text:tab/><text:tab/>; *************************************</text:p>
      <text:p text:style-name="P40"><text:tab/><text:tab/><text:tab/><text:tab/><text:tab/>****************************</text:p>
      <text:p text:style-name="P40"><text:s text:c="7"/>5<text:tab/><text:tab/><text:tab/><text:tab/>;  §­ ç¥­š¥: à®£à ¬¬  ä®à¬šàã¥â š ¢ë¢</text:p>
      <text:p text:style-name="P40"><text:tab/><text:tab/><text:tab/><text:tab/><text:tab/>®€šâ ­  íªà ­ ¯àš¢¥âáâ¢š¥</text:p>
      <text:p text:style-name="P40"><text:s text:c="7"/>6<text:tab/><text:tab/><text:tab/><text:tab/>; <text:s text:c="12"/>¯®«ì§®¢ â¥«ï á ¯®¬®éìî äã</text:p>
      <text:p text:style-name="P40"><text:tab/><text:tab/><text:tab/><text:tab/><text:tab/>­ªæšš  "ë¢®€ áâà®ªš"</text:p>
      <text:p text:style-name="P40"><text:s text:c="7"/>7<text:tab/><text:tab/><text:tab/><text:tab/>; <text:s text:c="12"/>(­®¬¥à 09 ¯à¥àë¢ ­š¥ 21h)</text:p>
      <text:p text:style-name="P40"><text:tab/><text:tab/><text:tab/><text:tab/><text:tab/>, ª®â®à ï:</text:p>
      <text:p text:style-name="P40"><text:s text:c="7"/>8<text:tab/><text:tab/><text:tab/><text:tab/>; <text:s text:c="13"/>- ®¡¥á¯¥çš¢ ¥â ¢ë¢®€ ­  </text:p>
      <text:p text:style-name="P40"><text:tab/><text:tab/><text:tab/><text:tab/><text:tab/>íªà ­ áâà®ªš áš¬¢®«®¢,</text:p>
      <text:p text:style-name="P40"><text:s text:c="7"/>9<text:tab/><text:tab/><text:tab/><text:tab/>; <text:s text:c="15"/>§ ª ­çš¢ îé¥©áï §­ ª®¬</text:p>
      <text:p text:style-name="P40"><text:tab/><text:tab/><text:tab/><text:tab/><text:tab/> "$";</text:p>
      <text:p text:style-name="P40"><text:s text:c="6"/>10<text:tab/><text:tab/><text:tab/><text:tab/>; <text:s text:c="13"/>- âà¥¡ã¥â § € ­šï ¢ à¥£š</text:p>
      <text:p text:style-name="P40"><text:tab/><text:tab/><text:tab/><text:tab/><text:tab/>áâà¥ ah ­®¬¥à  äã­ªæšš=09h,</text:p>
      <text:p text:style-name="P40"><text:s text:c="6"/>11<text:tab/><text:tab/><text:tab/><text:tab/>; <text:s text:c="15"/>  ¢ à¥£šáâà¥ dx - <text:s/>á¬¥</text:p>
      <text:p text:style-name="P40"><text:tab/><text:tab/><text:tab/><text:tab/><text:tab/>é¥­šï <text:s/> €à¥á  <text:s/>¢ë¢®€š¬®©</text:p>
      <text:p text:style-name="P40"><text:s text:c="6"/>12<text:tab/><text:tab/><text:tab/><text:tab/>; <text:s text:c="15"/>áâà®ªš;</text:p>
      <text:p text:style-name="P40"><text:s text:c="6"/>13<text:tab/><text:tab/><text:tab/><text:tab/>; <text:s text:c="13"/>- šá¯®«ì§ã¥â à¥£šáâà <text:s/>ax</text:p>
      <text:p text:style-name="P40"><text:tab/><text:tab/><text:tab/><text:tab/><text:tab/> <text:s/>š <text:s/>­¥ á®åà ­ï¥â ¥£®</text:p>
      <text:p text:style-name="P40"><text:s text:c="6"/>14<text:tab/><text:tab/><text:tab/><text:tab/>; <text:s text:c="15"/>á®€¥àŠš¬®¥.</text:p>
      <text:p text:style-name="P40"><text:s text:c="6"/>15<text:tab/><text:tab/><text:tab/><text:tab/>; *************************************</text:p>
      <text:p text:style-name="P40"><text:tab/><text:tab/><text:tab/><text:tab/><text:tab/>*****************************</text:p>
      <text:p text:style-name="P40"><text:s text:c="6"/>16<text:tab/><text:tab/><text:tab/><text:tab/></text:p>
      <text:p text:style-name="P40"><text:s text:c="6"/>17<text:tab/><text:tab/><text:tab/><text:tab/> <text:s text:c="2"/>DOSSEG <text:s text:c="29"/></text:p>
      <text:p text:style-name="P40"><text:tab/><text:tab/><text:tab/><text:tab/><text:tab/> <text:s text:c="7"/>;  € ­š¥ á¥£¬¥­â®¢ ¯®€ </text:p>
      <text:p text:style-name="P40"><text:s text:c="6"/>18<text:tab/><text:tab/><text:tab/><text:tab/> <text:s text:c="2"/>.MODEL <text:s/>SMALL <text:s text:c="22"/></text:p>
      <text:p text:style-name="P40"><text:tab/><text:tab/><text:tab/><text:tab/><text:tab/> <text:s text:c="7"/>; ®€¥«ì ¯ ¬ïâš-SMALL( « ï)</text:p>
      <text:p text:style-name="P40"><text:s text:c="6"/>19<text:tab/><text:tab/><text:tab/><text:tab/> <text:s text:c="2"/>.STACK <text:s/>100h <text:s text:c="23"/></text:p>
      <text:p text:style-name="P40"><text:tab/><text:tab/><text:tab/><text:tab/><text:tab/> <text:s text:c="7"/>; â¢¥áâš ¯®€ â¥ª 256 ¡ ©â</text:p>
      <text:p text:style-name="P40"><text:s text:c="6"/>20<text:tab/><text:tab/><text:tab/><text:tab/> <text:s text:c="2"/>.DATA <text:s text:c="30"/></text:p>
      <text:p text:style-name="P40"><text:tab/><text:tab/><text:tab/><text:tab/><text:tab/> <text:s text:c="7"/>;  ç «® á¥£¬¥­â  € ­­ëå</text:p>
      <text:p text:style-name="P40"><text:s text:c="6"/>21 0000<text:tab/><text:tab/><text:tab/><text:tab/>Greeting <text:s/>LABEL <text:s/>BYTE <text:s text:c="17"/></text:p>
      <text:p text:style-name="P40"><text:tab/><text:tab/><text:tab/><text:tab/><text:tab/> <text:s text:c="7"/>; ¥ªáâ <text:s/>¯àš¢¥âáâ¢šï</text:p>
      <text:p text:style-name="P40"><text:soft-page-break/><text:s text:c="6"/>22 0000 <text:s/>82 A0 E1 20 AF E0<text:tab/> <text:s text:c="2"/>DB ' á ¯àš¢¥âáâ¢ã¥â áâ.£à.7303 - ¢</text:p>
      <text:p text:style-name="P40"><text:tab/><text:tab/><text:tab/><text:tab/><text:tab/> ­®¢ ..',13,10,'$'</text:p>
      <text:p text:style-name="P40"><text:s text:c="6"/>23 <text:s text:c="6"/>A8 A2 A5 E2 E1 E2<text:tab/></text:p>
      <text:p text:style-name="P40"><text:s text:c="6"/>24 <text:s text:c="6"/>A2 E3 A5 E2 20 E1<text:tab/></text:p>
      <text:p text:style-name="P40"><text:s text:c="6"/>25 <text:s text:c="6"/>E2 2E A3 E0 2E 37<text:tab/></text:p>
      <text:p text:style-name="P40"><text:s text:c="6"/>26 <text:s text:c="6"/>33 30 33 20 2D 20<text:tab/></text:p>
      <text:p text:style-name="P40"><text:s text:c="6"/>27 <text:s text:c="6"/>88 A2 A0 AD AE A2<text:tab/></text:p>
      <text:p text:style-name="P40"><text:s text:c="6"/>28 <text:s text:c="6"/>20 88 2E 88 2E 0D<text:tab/></text:p>
      <text:p text:style-name="P40"><text:s text:c="6"/>29 <text:s text:c="6"/>0A 24<text:tab/><text:tab/><text:tab/></text:p>
      <text:p text:style-name="P40"><text:s text:c="6"/>30<text:tab/><text:tab/><text:tab/><text:tab/> <text:s text:c="2"/>.CODE <text:s text:c="30"/></text:p>
      <text:p text:style-name="P40"><text:tab/><text:tab/><text:tab/><text:tab/><text:tab/> ;  ç «® á¥£¬¥­â  ª®€ </text:p>
      <text:p text:style-name="P40"><text:s text:c="6"/>31 0000 <text:s/>B8 ---- R<text:tab/><text:tab/> <text:s text:c="2"/>mov <text:s/>ax, @data <text:s text:c="21"/></text:p>
      <text:p text:style-name="P40"><text:tab/><text:tab/><text:tab/><text:tab/><text:tab/> <text:s/>;  £àã§ª  ¢ DS  €à¥á  ­ ç « </text:p>
      <text:p text:style-name="P40"><text:s text:c="6"/>32 0003 <text:s/>8E D8<text:tab/><text:tab/><text:tab/> <text:s text:c="2"/>mov <text:s/>ds, ax <text:s text:c="24"/></text:p>
      <text:p text:style-name="P40"><text:tab/><text:tab/><text:tab/><text:tab/><text:tab/> <text:s/>; á¥£¬¥­â  € ­­ëå</text:p>
      <text:p text:style-name="P40"><text:s text:c="6"/>33 0005 <text:s/>BA 0000 R<text:tab/><text:tab/> <text:s text:c="2"/>mov <text:s/>dx, OFFSET Greeting <text:s text:c="11"/></text:p>
      <text:p text:style-name="P40"/>
      <text:p text:style-name="P41">#Microsoft (R) Macro Assembler Version 5.10 <text:s text:c="17"/>10/13/20 20:52:0</text:p>
      <text:p text:style-name="P40"><text:s text:c="61"/>Page <text:s text:c="4"/>1-2</text:p>
      <text:p text:style-name="P40"/>
      <text:p text:style-name="P40"/>
      <text:p text:style-name="P40"><text:tab/><text:tab/><text:tab/><text:tab/><text:tab/> <text:s/>;  £àã§ª  ¢ dx á¬¥é¥­šï</text:p>
      <text:p text:style-name="P40"><text:s text:c="6"/>34<text:tab/><text:tab/><text:tab/><text:tab/> <text:s text:c="38"/></text:p>
      <text:p text:style-name="P40"><text:tab/><text:tab/><text:tab/><text:tab/><text:tab/> ;  €à¥á  â¥ªáâ  ¯àš¢¥âáâ¢šï</text:p>
      <text:p text:style-name="P40"><text:s text:c="6"/>35 0008<text:tab/><text:tab/><text:tab/><text:tab/>DisplayGreeting:</text:p>
      <text:p text:style-name="P40"><text:s text:c="6"/>36 0008 <text:s/>B4 09<text:tab/><text:tab/><text:tab/> <text:s text:c="2"/>mov <text:s/>ah, 9 <text:s text:c="25"/></text:p>
      <text:p text:style-name="P40"><text:tab/><text:tab/><text:tab/><text:tab/><text:tab/> <text:s/>; # äã­ªæšš  ¯¥ç âš áâà®ªš</text:p>
      <text:p text:style-name="P40"><text:s text:c="6"/>37 000A <text:s/>CD 21<text:tab/><text:tab/><text:tab/> <text:s text:c="2"/>int <text:s/>21h <text:s text:c="27"/></text:p>
      <text:p text:style-name="P40"><text:tab/><text:tab/><text:tab/><text:tab/><text:tab/> ; ¢ë¢®€ ­  íªà ­ <text:s/>¯àš¢¥âáâ¢šï</text:p>
      <text:p text:style-name="P40"><text:s text:c="6"/>38 000C <text:s/>B4 4C<text:tab/><text:tab/><text:tab/> <text:s text:c="2"/>mov <text:s/>ah, 4ch <text:s text:c="23"/></text:p>
      <text:p text:style-name="P40"><text:tab/><text:tab/><text:tab/><text:tab/><text:tab/> <text:s/>; # äã­ªæšš  § ¢¥àè¥­šï ¯à®£à ¬¬ë</text:p>
      <text:p text:style-name="P40"><text:s text:c="6"/>39 000E <text:s/>CD 21<text:tab/><text:tab/><text:tab/> <text:s text:c="2"/>int <text:s/>21h <text:s text:c="27"/></text:p>
      <text:p text:style-name="P40"><text:tab/><text:tab/><text:tab/><text:tab/><text:tab/> ; § ¢¥àè¥­š¥ ¯à®£à ¬¬ë š ¢ëå®€ ¢ </text:p>
      <text:p text:style-name="P40"><text:s text:c="6"/>40<text:tab/><text:tab/><text:tab/><text:tab/> <text:s text:c="2"/>END</text:p>
      <text:p text:style-name="P40"/>
      <text:p text:style-name="P41">#Microsoft (R) Macro Assembler Version 5.10 <text:s text:c="17"/>10/13/20 20:52:0</text:p>
      <text:p text:style-name="P40"><text:s text:c="61"/>Symbols-1</text:p>
      <text:p text:style-name="P40"/>
      <text:p text:style-name="P40"/>
      <text:p text:style-name="P40">Segments and Groups:</text:p>
      <text:p text:style-name="P40"/>
      <text:p text:style-name="P40"><text:s text:c="16"/>N a m e <text:s text:c="8"/><text:tab/>Length<text:tab/> Align<text:tab/>Combine Class</text:p>
      <text:p text:style-name="P40"/>
      <text:p text:style-name="P40">DGROUP . . . . . . . . . . . . . <text:s/><text:tab/>GROUP</text:p>
      <text:p text:style-name="P40"><text:s text:c="2"/>_DATA <text:s/>. . . . . . . . . . . . <text:s/><text:tab/>002C<text:tab/>WORD<text:tab/>PUBLIC<text:tab/>'DATA'</text:p>
      <text:p text:style-name="P40"><text:s text:c="2"/>STACK <text:s/>. . . . . . . . . . . . <text:s/><text:tab/>0100<text:tab/>PARA<text:tab/>STACK<text:tab/>'STACK'</text:p>
      <text:p text:style-name="P40">_TEXT <text:s/>. . . . . . . . . . . . . <text:s/><text:tab/>0010<text:tab/>WORD<text:tab/>PUBLIC<text:tab/>'CODE'</text:p>
      <text:p text:style-name="P40"/>
      <text:p text:style-name="P40">Symbols: <text:s text:c="11"/></text:p>
      <text:p text:style-name="P40"/>
      <text:p text:style-name="P40"><text:s text:c="16"/>N a m e <text:s text:c="8"/><text:tab/>Type<text:tab/> Value<text:tab/> Attr</text:p>
      <text:p text:style-name="P40"/>
      <text:p text:style-name="P40">DISPLAYGREETING <text:s/>. . . . . . . . <text:s/><text:tab/>L NEAR<text:tab/>0008<text:tab/>_TEXT</text:p>
      <text:p text:style-name="P40"/>
      <text:p text:style-name="P40">GREETING . . . . . . . . . . . . <text:s/><text:tab/>L BYTE<text:tab/>0000<text:tab/>_DATA</text:p>
      <text:p text:style-name="P40"/>
      <text:p text:style-name="P40">@CODE <text:s/>. . . . . . . . . . . . . <text:s/><text:tab/>TEXT <text:s/>_TEXT<text:tab/><text:tab/></text:p>
      <text:p text:style-name="P40">@CODESIZE <text:s/>. . . . . . . . . . . <text:s/><text:tab/>TEXT <text:s/>0<text:tab/><text:tab/></text:p>
      <text:p text:style-name="P40">@CPU . . . . . . . . . . . . . . <text:s/><text:tab/>TEXT <text:s/>0101h<text:tab/><text:tab/></text:p>
      <text:p text:style-name="P40">@DATASIZE <text:s/>. . . . . . . . . . . <text:s/><text:tab/>TEXT <text:s/>0<text:tab/><text:tab/></text:p>
      <text:p text:style-name="P40">@FILENAME <text:s/>. . . . . . . . . . . <text:s/><text:tab/>TEXT <text:s/>HELLO1<text:tab/><text:tab/></text:p>
      <text:p text:style-name="P40">@VERSION . . . . . . . . . . . . <text:s/><text:tab/>TEXT <text:s/>510<text:tab/><text:tab/></text:p>
      <text:p text:style-name="P40"/>
      <text:p text:style-name="P40"/>
      <text:p text:style-name="P40"><text:s text:c="5"/>33 Source <text:s/>Lines</text:p>
      <text:p text:style-name="P40"><text:s text:c="5"/>33 Total <text:s text:c="2"/>Lines</text:p>
      <text:p text:style-name="P40"><text:s text:c="5"/>19 Symbols</text:p>
      <text:p text:style-name="P40"/>
      <text:p text:style-name="P40"><text:s text:c="2"/>47460 + 461847 Bytes symbol space free</text:p>
      <text:p text:style-name="P40"/>
      <text:p text:style-name="P40"><text:s text:c="6"/>0 Warning Errors</text:p>
      <text:p text:style-name="P40"><text:s text:c="6"/>0 Severe <text:s/>Errors</text:p>
      <text:p text:style-name="P40"/>
      <text:p text:style-name="P53"><text:soft-page-break/><text:span text:style-name="Основной_20_шрифт_20_абзаца"><text:span text:style-name="T18">Текст</text:span></text:span><text:span text:style-name="Основной_20_шрифт_20_абзаца"><text:span text:style-name="T15"> </text:span></text:span><text:span text:style-name="Основной_20_шрифт_20_абзаца"><text:span text:style-name="T18">файла</text:span></text:span><text:span text:style-name="Основной_20_шрифт_20_абзаца"><text:span text:style-name="T15"> HELLO2.ASM</text:span></text:span></text:p>
      <text:p text:style-name="P44">EOFLine <text:s/>EQU <text:s/>'$'</text:p>
      <text:p text:style-name="P44"/>
      <text:p text:style-name="P44">AStack <text:s text:c="3"/>SEGMENT <text:s/>STACK</text:p>
      <text:p text:style-name="P44"><text:s text:c="10"/>DW 12 DUP(?)</text:p>
      <text:p text:style-name="P44">AStack <text:s text:c="3"/>ENDS</text:p>
      <text:p text:style-name="P44"/>
      <text:p text:style-name="P44"/>
      <text:p text:style-name="P44">DATA <text:s text:c="5"/>SEGMENT</text:p>
      <text:p text:style-name="P44">HELLO <text:s text:c="4"/>DB 'Привет!', 0AH, 0DH,EOFLine</text:p>
      <text:p text:style-name="P45"><text:span text:style-name="Основной_20_шрифт_20_абзаца"><text:span text:style-name="T29">GREETING</text:span></text:span><text:span text:style-name="Основной_20_шрифт_20_абзаца"><text:span text:style-name="T30"> <text:s/></text:span></text:span><text:span text:style-name="Основной_20_шрифт_20_абзаца"><text:span text:style-name="T29">DB</text:span></text:span><text:span text:style-name="Основной_20_шрифт_20_абзаца"><text:span text:style-name="T30"> 'Студент </text:span></text:span><text:span text:style-name="Основной_20_шрифт_20_абзаца"><text:span text:style-name="T31">Герасев Георгий</text:span></text:span><text:span text:style-name="Основной_20_шрифт_20_абзаца"><text:span text:style-name="T30"> из группы 9382 - $'</text:span></text:span></text:p>
      <text:p text:style-name="P44">DATA <text:s text:c="5"/>ENDS</text:p>
      <text:p text:style-name="P44"/>
      <text:p text:style-name="P44"/>
      <text:p text:style-name="P44">CODE <text:s text:c="5"/>SEGMENT</text:p>
      <text:p text:style-name="P44"><text:s text:c="10"/>ASSUME CS:Code DS:DATA SS:AStack</text:p>
      <text:p text:style-name="P44">WriteMsg <text:s/>PROC <text:s/>NEAR</text:p>
      <text:p text:style-name="P44"><text:s text:c="10"/>mov <text:s text:c="2"/>AH,9</text:p>
      <text:p text:style-name="P44"><text:s text:c="10"/>int <text:s text:c="2"/>21h</text:p>
      <text:p text:style-name="P44"><text:s text:c="10"/>ret</text:p>
      <text:p text:style-name="P44">WriteMsg <text:s/>ENDP</text:p>
      <text:p text:style-name="P44"/>
      <text:p text:style-name="P44"/>
      <text:p text:style-name="P44">Main <text:s text:c="5"/>PROC <text:s/>FAR</text:p>
      <text:p text:style-name="P44"><text:s text:c="10"/>push <text:s/>DS</text:p>
      <text:p text:style-name="P44"><text:s text:c="10"/>sub <text:s text:c="2"/>AX,AX</text:p>
      <text:p text:style-name="P44"><text:s text:c="10"/>push <text:s/>AX</text:p>
      <text:p text:style-name="P44"><text:s text:c="10"/>mov <text:s text:c="2"/>AX,DATA</text:p>
      <text:p text:style-name="P44"><text:s text:c="10"/>mov <text:s text:c="2"/>DS,AX</text:p>
      <text:p text:style-name="P44"><text:s text:c="10"/>mov <text:s text:c="2"/>DX, OFFSET HELLO</text:p>
      <text:p text:style-name="P44"><text:soft-page-break/><text:s text:c="10"/>call <text:s/>WriteMsg</text:p>
      <text:p text:style-name="P44"><text:s text:c="10"/>mov <text:s text:c="2"/>DX, OFFSET GREETING</text:p>
      <text:p text:style-name="P44"><text:s text:c="10"/>call <text:s/>WriteMsg</text:p>
      <text:p text:style-name="P44"><text:s text:c="10"/>ret</text:p>
      <text:p text:style-name="P44"/>
      <text:p text:style-name="P44">Main <text:s text:c="5"/>ENDP</text:p>
      <text:p text:style-name="P44">CODE <text:s text:c="5"/>ENDS</text:p>
      <text:p text:style-name="P45"><text:span text:style-name="Основной_20_шрифт_20_абзаца"><text:span text:style-name="T29"><text:s text:c="10"/>END Main</text:span></text:span></text:p>
      <text:p text:style-name="P52"><text:span text:style-name="Основной_20_шрифт_20_абзаца"><text:span text:style-name="T32"/></text:span></text:p>
      <text:p text:style-name="P54"><text:span text:style-name="Основной_20_шрифт_20_абзаца"><text:span text:style-name="T18">Текст</text:span></text:span><text:span text:style-name="Основной_20_шрифт_20_абзаца"><text:span text:style-name="T15"> </text:span></text:span><text:span text:style-name="Основной_20_шрифт_20_абзаца"><text:span text:style-name="T18">файла</text:span></text:span><text:span text:style-name="Основной_20_шрифт_20_абзаца"><text:span text:style-name="T15"> HELLO2.</text:span></text:span><text:span text:style-name="Основной_20_шрифт_20_абзаца"><text:span text:style-name="T16">LST</text:span></text:span></text:p>
      <text:p text:style-name="P42"><text:span text:style-name="Основной_20_шрифт_20_абзаца"><text:span text:style-name="T16"/></text:span></text:p>
      <text:p text:style-name="P42"><text:s text:c="60"/>Page <text:s text:c="4"/>1-1</text:p>
      <text:p text:style-name="P42"/>
      <text:p text:style-name="P42"/>
      <text:p text:style-name="P42"><text:tab/><text:tab/><text:tab/><text:tab/>; HELLO2 - ç¥¡­ ï ¯à®£à ¬¬  N2 <text:s/>« ¡.à ¡.#1 ¯® </text:p>
      <text:p text:style-name="P42"><text:tab/><text:tab/><text:tab/><text:tab/>€šáæš¯«š­¥ "àåšâ¥ªâãà  ª®¬¯ìîâ¥à "</text:p>
      <text:p text:style-name="P42"><text:tab/><text:tab/><text:tab/><text:tab/>; <text:s text:c="9"/>à®£à ¬¬  šá¯®«ì§ã¥â ¯à®æ¥€ãàã €«ï ¯</text:p>
      <text:p text:style-name="P42"><text:tab/><text:tab/><text:tab/><text:tab/>¥ç âš áâà®ªš</text:p>
      <text:p text:style-name="P42"><text:tab/><text:tab/><text:tab/><text:tab/>;</text:p>
      <text:p text:style-name="P42"><text:tab/><text:tab/><text:tab/><text:tab/>; <text:s text:c="5"/> <text:s/></text:p>
      <text:p text:style-name="P42"><text:tab/><text:tab/><text:tab/><text:tab/></text:p>
      <text:p text:style-name="P42"><text:s/>= 0024<text:tab/><text:tab/><text:tab/><text:tab/>EOFLine <text:s/>EQU <text:s/>'$' <text:s text:c="8"/>; ¯à¥€¥«¥­š¥ áš¬¢®«ì</text:p>
      <text:p text:style-name="P42"><text:tab/><text:tab/><text:tab/><text:tab/>­®© ª®­áâ ­âë</text:p>
      <text:p text:style-name="P42"><text:tab/><text:tab/><text:tab/><text:tab/> <text:s text:c="25"/>; <text:s text:c="4"/>"®­¥æ áâà®ªš"</text:p>
      <text:p text:style-name="P42"><text:tab/><text:tab/><text:tab/><text:tab/></text:p>
      <text:p text:style-name="P42"><text:tab/><text:tab/><text:tab/><text:tab/>; â¥ª <text:s/>¯à®£à ¬¬ë</text:p>
      <text:p text:style-name="P42"><text:tab/><text:tab/><text:tab/><text:tab/></text:p>
      <text:p text:style-name="P42"><text:s/>0000<text:tab/><text:tab/><text:tab/><text:tab/>AStack <text:s text:c="3"/>SEGMENT <text:s/>STACK</text:p>
      <text:p text:style-name="P42"><text:s/>0000 <text:s/>000C[<text:tab/><text:tab/><text:tab/> <text:s text:c="9"/>DW 12 DUP(?) <text:s text:c="3"/>; â¢®€šâáï 12 á«®¢ ¯</text:p>
      <text:p text:style-name="P42"><text:tab/><text:tab/><text:tab/><text:tab/> ¬ïâš</text:p>
      <text:p text:style-name="P42"><text:tab/> <text:s text:c="2"/>????<text:tab/><text:tab/><text:tab/></text:p>
      <text:p text:style-name="P42"><text:tab/><text:tab/><text:tab/> ]<text:tab/></text:p>
      <text:p text:style-name="P42"><text:tab/><text:tab/><text:tab/><text:tab/></text:p>
      <text:p text:style-name="P42"><text:s/>0018<text:tab/><text:tab/><text:tab/><text:tab/>AStack <text:s text:c="3"/>ENDS</text:p>
      <text:p text:style-name="P42"><text:tab/><text:tab/><text:tab/><text:tab/></text:p>
      <text:p text:style-name="P42"><text:tab/><text:tab/><text:tab/><text:tab/>;  ­­ë¥ ¯à®£à ¬¬ë</text:p>
      <text:p text:style-name="P42"><text:tab/><text:tab/><text:tab/><text:tab/></text:p>
      <text:p text:style-name="P42"><text:s/>0000<text:tab/><text:tab/><text:tab/><text:tab/>DATA <text:s text:c="5"/>SEGMENT</text:p>
      <text:p text:style-name="P42"><text:tab/><text:tab/><text:tab/><text:tab/></text:p>
      <text:p text:style-name="P42"><text:soft-page-break/><text:tab/><text:tab/><text:tab/><text:tab/>; <text:s/>šà¥ªâš¢ë ®¯šá ­šï € ­­ëå</text:p>
      <text:p text:style-name="P42"><text:tab/><text:tab/><text:tab/><text:tab/></text:p>
      <text:p text:style-name="P42"><text:s/>0000 <text:s/>48 65 6C 6C 6F 20<text:tab/>HELLO <text:s text:c="4"/>DB 'Hello Worlds!', 0AH, 0DH,EOFLine</text:p>
      <text:p text:style-name="P42"><text:s text:c="7"/>57 6F 72 6C 64 73<text:tab/></text:p>
      <text:p text:style-name="P42"><text:s text:c="7"/>21 0A 0D 24<text:tab/><text:tab/></text:p>
      <text:p text:style-name="P42"><text:s/>0010 <text:s/>53 74 75 64 65 6E<text:tab/>GREETING <text:s/>DB 'Student from 4350 - $'</text:p>
      <text:p text:style-name="P42"><text:s text:c="7"/>74 20 66 72 6F 6D<text:tab/></text:p>
      <text:p text:style-name="P42"><text:s text:c="7"/>20 34 33 35 30 20<text:tab/></text:p>
      <text:p text:style-name="P42"><text:s text:c="7"/>2D 20 24<text:tab/><text:tab/><text:tab/></text:p>
      <text:p text:style-name="P42"><text:s/>0025<text:tab/><text:tab/><text:tab/><text:tab/>DATA <text:s text:c="5"/>ENDS</text:p>
      <text:p text:style-name="P42"><text:tab/><text:tab/><text:tab/><text:tab/></text:p>
      <text:p text:style-name="P42"><text:tab/><text:tab/><text:tab/><text:tab/>; ®€ ¯à®£à ¬¬ë</text:p>
      <text:p text:style-name="P42"><text:tab/><text:tab/><text:tab/><text:tab/></text:p>
      <text:p text:style-name="P42"><text:s/>0000<text:tab/><text:tab/><text:tab/><text:tab/>CODE <text:s text:c="5"/>SEGMENT</text:p>
      <text:p text:style-name="P42"><text:tab/><text:tab/><text:tab/><text:tab/> <text:s text:c="9"/>ASSUME CS:Code DS:DATA SS:AStack</text:p>
      <text:p text:style-name="P42">HELLO2.ASM(28): warning A4001: Extra characters on line</text:p>
      <text:p text:style-name="P42"><text:tab/><text:tab/><text:tab/><text:tab/>; à®æ¥€ãà  ¯¥ç âš áâà®ªš</text:p>
      <text:p text:style-name="P42"><text:s/>0000<text:tab/><text:tab/><text:tab/><text:tab/>WriteMsg <text:s/>PROC <text:s/>NEAR</text:p>
      <text:p text:style-name="P42"><text:s/>0000 <text:s/>B4 09<text:tab/><text:tab/><text:tab/> <text:s text:c="9"/>mov <text:s text:c="2"/>AH,9</text:p>
      <text:p text:style-name="P42"><text:s/>0002 <text:s/>CD 21<text:tab/><text:tab/><text:tab/> <text:s text:c="9"/>int <text:s text:c="2"/>21h <text:s/>; ë§®¢ äã­ªæšš DOS ¯® ¯à¥</text:p>
      <text:p text:style-name="P42"><text:tab/><text:tab/><text:tab/><text:tab/>àë¢ ­šî</text:p>
      <text:p text:style-name="P42"><text:s/>0004 <text:s/>C3<text:tab/><text:tab/><text:tab/> <text:s text:c="9"/>ret</text:p>
      <text:p text:style-name="P42"><text:s/>0005<text:tab/><text:tab/><text:tab/><text:tab/>WriteMsg <text:s/>ENDP</text:p>
      <text:p text:style-name="P42"><text:tab/><text:tab/><text:tab/><text:tab/></text:p>
      <text:p text:style-name="P42"><text:tab/><text:tab/><text:tab/><text:tab/>; ®«®¢­ ï ¯à®æ¥€ãà </text:p>
      <text:p text:style-name="P42"><text:s/>0005<text:tab/><text:tab/><text:tab/><text:tab/>Main <text:s text:c="5"/>PROC <text:s/>FAR</text:p>
      <text:p text:style-name="P42"><text:s/>0005 <text:s/>1E<text:tab/><text:tab/><text:tab/> <text:s text:c="9"/>push <text:s/>DS <text:s text:c="6"/>;\ <text:s/>®åà ­¥­š¥  €à¥á  </text:p>
      <text:p text:style-name="P42"><text:tab/><text:tab/><text:tab/><text:tab/>­ ç «  PSP ¢ áâ¥ª¥</text:p>
      <text:p text:style-name="P42"><text:s/>0006 <text:s/>2B C0<text:tab/><text:tab/><text:tab/> <text:s text:c="9"/>sub <text:s text:c="2"/>AX,AX <text:s text:c="3"/>; &gt; €«ï ¯®á«¥€ãîé¥£® ¢</text:p>
      <text:p text:style-name="P42"><text:tab/><text:tab/><text:tab/><text:tab/>®ááâ ­®¢«¥­šï ¯®</text:p>
      <text:p text:style-name="P42"/>
      <text:p text:style-name="P43">#Microsoft (R) Macro Assembler Version 5.10 <text:s text:c="17"/>10/15/20 12:20:0</text:p>
      <text:p text:style-name="P42"><text:s text:c="61"/>Page <text:s text:c="4"/>1-2</text:p>
      <text:p text:style-name="P42"/>
      <text:p text:style-name="P42"/>
      <text:p text:style-name="P42"><text:s/>0008 <text:s/>50<text:tab/><text:tab/><text:tab/> <text:s text:c="9"/>push <text:s/>AX <text:s text:c="6"/>;/ <text:s/>ª®¬ ­€¥ ret, § ¢¥à</text:p>
      <text:p text:style-name="P42"><text:tab/><text:tab/><text:tab/><text:tab/>è îé¥© ¯à®æ¥€ãàã.</text:p>
      <text:p text:style-name="P42"><text:s/>0009 <text:s/>B8 ---- R<text:tab/><text:tab/> <text:s text:c="9"/>mov <text:s text:c="2"/>AX,DATA <text:s text:c="12"/>;  £àã§ª  </text:p>
      <text:p text:style-name="P42"><text:tab/><text:tab/><text:tab/><text:tab/>á¥£¬¥­â­®£®</text:p>
      <text:p text:style-name="P42"><text:s/>000C <text:s/>8E D8<text:tab/><text:tab/><text:tab/> <text:s text:c="9"/>mov <text:s text:c="2"/>DS,AX <text:s text:c="14"/>; à¥£šáâà  </text:p>
      <text:p text:style-name="P42"><text:tab/><text:tab/><text:tab/><text:tab/>€ ­­ëå.</text:p>
      <text:p text:style-name="P42"><text:s/>000E <text:s/>BA 0000 R<text:tab/><text:tab/> <text:s text:c="9"/>mov <text:s text:c="2"/>DX, OFFSET HELLO <text:s text:c="3"/>; ë¢®€ ­  </text:p>
      <text:p text:style-name="P42"><text:tab/><text:tab/><text:tab/><text:tab/>íªà ­ ¯¥à¢®©</text:p>
      <text:p text:style-name="P42"><text:s/>0011 <text:s/>E8 0000 R<text:tab/><text:tab/> <text:s text:c="9"/>call <text:s/>WriteMsg <text:s text:c="11"/>; áâà®ªš ¯à</text:p>
      <text:p text:style-name="P42"><text:tab/><text:tab/><text:tab/><text:tab/>š¢¥âáâ¢šï.</text:p>
      <text:p text:style-name="P42"><text:s/>0014 <text:s/>BA 0010 R<text:tab/><text:tab/> <text:s text:c="9"/>mov <text:s text:c="2"/>DX, OFFSET GREETING ; ë¢®€ ­  </text:p>
      <text:p text:style-name="P42"><text:tab/><text:tab/><text:tab/><text:tab/>íªà ­ ¢â®à®©</text:p>
      <text:p text:style-name="P42"><text:s/>0017 <text:s/>E8 0000 R<text:tab/><text:tab/> <text:s text:c="9"/>call <text:s/>WriteMsg <text:s text:c="11"/>; áâà®ªš ¯à</text:p>
      <text:p text:style-name="P42"><text:tab/><text:tab/><text:tab/><text:tab/>š¢¥âáâ¢šï.</text:p>
      <text:p text:style-name="P42"><text:s/>001A <text:s/>CB<text:tab/><text:tab/><text:tab/> <text:s text:c="9"/>ret <text:s text:c="22"/>; ëå®€ ¢ D</text:p>
      <text:p text:style-name="P42"><text:tab/><text:tab/><text:tab/><text:tab/>OS ¯® ª®¬ ­€¥,</text:p>
      <text:p text:style-name="P42"><text:tab/><text:tab/><text:tab/><text:tab/> <text:s text:c="35"/>; ­ å®€ïé¥©</text:p>
      <text:p text:style-name="P42"><text:tab/><text:tab/><text:tab/><text:tab/>áï ¢ 1-®¬ á«®¢¥ PSP.</text:p>
      <text:p text:style-name="P42"><text:s/>001B<text:tab/><text:tab/><text:tab/><text:tab/>Main <text:s text:c="5"/>ENDP</text:p>
      <text:p text:style-name="P42"><text:s/>001B<text:tab/><text:tab/><text:tab/><text:tab/>CODE <text:s text:c="5"/>ENDS</text:p>
      <text:p text:style-name="P42"><text:tab/><text:tab/><text:tab/><text:tab/> <text:s text:c="9"/>END Main</text:p>
      <text:p text:style-name="P42"/>
      <text:p text:style-name="P43">#Microsoft (R) Macro Assembler Version 5.10 <text:s text:c="17"/>10/15/20 12:20:0</text:p>
      <text:p text:style-name="P42"><text:s text:c="61"/>Symbols-1</text:p>
      <text:p text:style-name="P42"/>
      <text:p text:style-name="P42"/>
      <text:p text:style-name="P42">Segments and Groups:</text:p>
      <text:p text:style-name="P42"/>
      <text:p text:style-name="P42"><text:s text:c="16"/>N a m e <text:s text:c="8"/><text:tab/>Length<text:tab/> Align<text:tab/>Combine Class</text:p>
      <text:p text:style-name="P42"/>
      <text:p text:style-name="P42">ASTACK . . . . . . . . . . . . . <text:s/><text:tab/>0018<text:tab/>PARA<text:tab/>STACK<text:tab/></text:p>
      <text:p text:style-name="P42">CODE . . . . . . . . . . . . . . <text:s/><text:tab/>001B<text:tab/>PARA<text:tab/>NONE<text:tab/></text:p>
      <text:p text:style-name="P42">DATA . . . . . . . . . . . . . . <text:s/><text:tab/>0025<text:tab/>PARA<text:tab/>NONE<text:tab/></text:p>
      <text:p text:style-name="P42"/>
      <text:p text:style-name="P42">Symbols: <text:s text:c="11"/></text:p>
      <text:p text:style-name="P42"/>
      <text:p text:style-name="P42"><text:s text:c="16"/>N a m e <text:s text:c="8"/><text:tab/>Type<text:tab/> Value<text:tab/> Attr</text:p>
      <text:p text:style-name="P42"/>
      <text:p text:style-name="P42">EOFLINE <text:s/>. . . . . . . . . . . . <text:s/><text:tab/>NUMBER<text:tab/>0024<text:tab/></text:p>
      <text:p text:style-name="P42"/>
      <text:p text:style-name="P42">GREETING . . . . . . . . . . . . <text:s/><text:tab/>L BYTE<text:tab/>0010<text:tab/>DATA</text:p>
      <text:p text:style-name="P42"/>
      <text:p text:style-name="P42">HELLO <text:s/>. . . . . . . . . . . . . <text:s/><text:tab/>L BYTE<text:tab/>0000<text:tab/>DATA</text:p>
      <text:p text:style-name="P42"/>
      <text:p text:style-name="P42">MAIN . . . . . . . . . . . . . . <text:s/><text:tab/>F PROC<text:tab/>0005<text:tab/>CODE<text:tab/>Length = 0016</text:p>
      <text:p text:style-name="P42"/>
      <text:p text:style-name="P42">WRITEMSG . . . . . . . . . . . . <text:s/><text:tab/>N PROC<text:tab/>0000<text:tab/>CODE<text:tab/>Length = 0005</text:p>
      <text:p text:style-name="P42"/>
      <text:p text:style-name="P42">@CPU . . . . . . . . . . . . . . <text:s/><text:tab/>TEXT <text:s/>0101h<text:tab/><text:tab/></text:p>
      <text:p text:style-name="P42">@FILENAME <text:s/>. . . . . . . . . . . <text:s/><text:tab/>TEXT <text:s/>HELLO2<text:tab/><text:tab/></text:p>
      <text:p text:style-name="P42">@VERSION . . . . . . . . . . . . <text:s/><text:tab/>TEXT <text:s/>510<text:tab/><text:tab/></text:p>
      <text:p text:style-name="P42"/>
      <text:p text:style-name="P42"/>
      <text:p text:style-name="P42"><text:s text:c="5"/>51 Source <text:s/>Lines</text:p>
      <text:p text:style-name="P42"><text:s text:c="5"/>51 Total <text:s text:c="2"/>Lines</text:p>
      <text:p text:style-name="P42"><text:s text:c="5"/>13 Symbols</text:p>
      <text:p text:style-name="P42"/>
      <text:p text:style-name="P42"><text:s text:c="2"/>48002 + 461305 Bytes symbol space free</text:p>
      <text:p text:style-name="P42"/>
      <text:p text:style-name="P42"><text:s text:c="6"/>1 Warning Errors</text:p>
      <text:p text:style-name="P42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line-height="106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6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ystem" style:font-pitch="variable" fo:font-size="9pt" style:font-name-asian="Segoe UI" style:font-family-asian="'Segoe UI'" style:font-family-generic-asian="system" style:font-pitch-asian="variable" style:font-size-asian="9pt" style:font-name-complex="Segoe UI" style:font-family-complex="'Segoe UI'" style:font-family-generic-complex="system" style:font-pitch-complex="variable" style:font-size-complex="9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ystem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ccd58" officeooo:paragraph-rsid="001ccd5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Pavel Martinenko</meta:initial-creator>
    <meta:creation-date>2019-09-17T11:31:00Z</meta:creation-date>
    <dc:date>2020-10-15T12:54:19.117080773</dc:date>
    <meta:print-date>2019-09-18T23:43:00Z</meta:print-date>
    <meta:editing-cycles>13</meta:editing-cycles>
    <meta:editing-duration>PT2H45M43S</meta:editing-duration>
    <meta:document-statistic meta:table-count="3" meta:image-count="0" meta:object-count="0" meta:page-count="16" meta:paragraph-count="538" meta:word-count="2406" meta:character-count="14525" meta:non-whitespace-character-count="9236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tmp/mozilla_george0/678b27dc8053c1a3.odt/Normal.dotm"/>
  </office:meta>
</office:document-meta>
</file>